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2" svg:font-family="SimSun" style:font-family-generic="roman"/>
    <style:font-face style:name="Calibri1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6" style:family="table">
      <style:table-properties style:width="26.9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5.987cm"/>
    </style:style>
    <style:style style:name="Tabla6.B" style:family="table-column">
      <style:table-column-properties style:column-width="7.001cm"/>
    </style:style>
    <style:style style:name="Tabla6.D" style:family="table-column">
      <style:table-column-properties style:column-width="3cm"/>
    </style:style>
    <style:style style:name="Tabla6.E" style:family="table-column">
      <style:table-column-properties style:column-width="1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6.A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6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6.C3" style:family="table-cell">
      <style:table-cell-properties style:vertical-align="middle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6.H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6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6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6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19" style:family="table-row">
      <style:table-row-properties fo:background-color="transparent" fo:keep-together="auto">
        <style:background-image/>
      </style:table-row-properties>
    </style:style>
    <style:style style:name="Tabla6.A20" style:family="table-cell">
      <style:table-cell-properties style:vertical-align="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6.H20" style:family="table-cell">
      <style:table-cell-properties style:vertical-align="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6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C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3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C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4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4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4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4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4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4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5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6.A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B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C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D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E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F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G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6.H5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4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7ce3f2" style:font-size-asian="9pt" style:font-name-complex="Calibri" style:font-size-complex="9pt"/>
    </style:style>
    <style:style style:name="P9" style:family="paragraph" style:parent-style-name="Standard">
      <style:paragraph-properties fo:text-align="justify" style:justify-single-word="false"/>
      <style:text-properties fo:color="#000000" style:font-name="Calibri" fo:font-size="9pt" fo:language="ca" fo:country="ES" officeooo:paragraph-rsid="007ce3f2" style:font-size-asian="9pt" style:font-name-complex="Calibri" style:font-size-complex="9pt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7ce3f2" style:font-name-asian="Lucida Sans Unicode" style:font-size-asian="9pt" style:font-name-complex="Calibri" style:font-size-complex="9pt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style:font-name="Calibri1" fo:font-size="9pt" fo:language="ca" fo:country="ES" officeooo:paragraph-rsid="007ce3f2" style:font-size-asian="9pt" style:font-name-complex="Calibri1" style:font-size-complex="9pt"/>
    </style:style>
    <style:style style:name="P12" style:family="paragraph" style:parent-style-name="Standard">
      <style:paragraph-properties fo:text-align="justify" style:justify-single-word="false" style:snap-to-layout-grid="false"/>
      <style:text-properties fo:color="#000000" style:font-name="Calibri1" fo:font-size="9pt" fo:language="ca" fo:country="ES" officeooo:paragraph-rsid="007ce3f2" style:font-name-asian="Lucida Sans Unicode" style:font-size-asian="9pt" style:font-name-complex="Calibri1" style:font-size-complex="9pt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Calibri" fo:font-size="9pt" fo:language="ca" fo:country="ES" officeooo:paragraph-rsid="007ce3f2" style:font-size-asian="9pt" style:font-name-complex="Calibri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9pt" fo:language="ca" fo:country="ES" officeooo:paragraph-rsid="007ce3f2" style:font-size-asian="9pt" style:font-name-complex="Calibri" style:font-size-complex="9pt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9pt" fo:language="ca" fo:country="ES" officeooo:rsid="001e80c6" officeooo:paragraph-rsid="007ce3f2" style:font-size-asian="9pt" style:font-name-complex="Calibri" style:font-size-complex="9pt"/>
    </style:style>
    <style:style style:name="P16" style:family="paragraph" style:parent-style-name="Standard">
      <style:paragraph-properties fo:text-align="justify" style:justify-single-word="false"/>
      <style:text-properties fo:font-size="9pt" fo:language="ca" fo:country="ES" officeooo:paragraph-rsid="007ce3f2" style:font-size-asian="9pt" style:font-size-complex="9pt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size="9pt" fo:language="ca" fo:country="ES" officeooo:paragraph-rsid="007ce3f2" style:font-size-asian="9pt" style:font-size-complex="9pt"/>
    </style:style>
    <style:style style:name="P18" style:family="paragraph" style:parent-style-name="Standard">
      <style:paragraph-properties fo:text-align="justify" style:justify-single-word="false" fo:orphans="2" fo:widows="2" style:snap-to-layout-grid="false"/>
      <style:text-properties fo:font-size="9pt" fo:language="ca" fo:country="ES" officeooo:paragraph-rsid="007ce3f2" style:font-size-asian="9pt" style:font-size-complex="9pt"/>
    </style:style>
    <style:style style:name="P19" style:family="paragraph" style:parent-style-name="Standard">
      <style:paragraph-properties fo:line-height="115%" fo:text-align="justify" style:justify-single-word="false" fo:orphans="2" fo:widows="2" style:snap-to-layout-grid="false"/>
      <style:text-properties fo:font-size="9pt" fo:language="ca" fo:country="ES" officeooo:paragraph-rsid="007ce3f2" style:font-size-asian="9pt" style:font-size-complex="9pt"/>
    </style:style>
    <style:style style:name="P20" style:family="paragraph" style:parent-style-name="Standard">
      <style:text-properties fo:font-size="9pt" officeooo:paragraph-rsid="007ce3f2" style:font-size-asian="9pt" style:font-size-complex="9pt"/>
    </style:style>
    <style:style style:name="P21" style:family="paragraph" style:parent-style-name="Standard">
      <style:text-properties officeooo:paragraph-rsid="007ce3f2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 style:snap-to-layout-grid="false"/>
      <style:text-properties fo:font-size="9pt" fo:language="ca" fo:country="ES" officeooo:paragraph-rsid="007ce3f2" style:font-size-asian="9pt" style:font-size-complex="9pt"/>
    </style:style>
    <style:style style:name="P23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style:snap-to-layout-grid="false"/>
      <style:text-properties fo:font-size="9pt" fo:language="ca" fo:country="ES" officeooo:paragraph-rsid="007ce3f2" style:font-size-asian="9pt" style:font-size-complex="9pt"/>
    </style:style>
    <style:style style:name="P24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" fo:font-size="9pt" fo:language="ca" fo:country="ES" officeooo:paragraph-rsid="007ce3f2" style:font-size-asian="9pt" style:font-name-complex="Calibri" style:font-size-complex="9pt"/>
    </style:style>
    <style:style style:name="P2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style:font-name="Calibri" fo:font-size="9pt" fo:language="ca" fo:country="ES" officeooo:paragraph-rsid="007ce3f2" style:font-size-asian="9pt" style:font-name-complex="Calibri" style:font-size-complex="9pt"/>
    </style:style>
    <style:style style:name="P26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officeooo:paragraph-rsid="007ce3f2" style:font-size-asian="9pt" style:font-name-complex="Calibri" style:font-size-complex="9pt"/>
    </style:style>
    <style:style style:name="P27" style:family="paragraph" style:parent-style-name="Text_20_body">
      <style:paragraph-properties fo:margin-top="0cm" fo:margin-bottom="0cm" style:contextual-spacing="false" style:line-height-at-least="0.176cm" fo:text-align="justify" style:justify-single-word="false"/>
      <style:text-properties fo:color="#000000" style:font-name="Calibri" fo:font-size="9pt" fo:language="ca" fo:country="ES" officeooo:paragraph-rsid="007ce3f2" style:font-size-asian="9pt" style:font-name-complex="Calibri" style:font-size-complex="9pt"/>
    </style:style>
    <style:style style:name="P28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" fo:font-size="9pt" fo:language="ca" fo:country="ES" officeooo:paragraph-rsid="007ce3f2" style:font-name-asian="Lucida Sans Unicode" style:font-size-asian="9pt" style:font-name-complex="Calibri" style:font-size-complex="9pt"/>
    </style:style>
    <style:style style:name="P29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1" fo:font-size="9pt" fo:language="ca" fo:country="ES" officeooo:paragraph-rsid="007ce3f2" style:font-size-asian="9pt" style:font-name-complex="Calibri1" style:font-size-complex="9pt"/>
    </style:style>
    <style:style style:name="P30" style:family="paragraph" style:parent-style-name="Text_20_body">
      <style:paragraph-properties fo:margin-top="0cm" fo:margin-bottom="0cm" style:contextual-spacing="false" fo:line-height="100%" fo:text-align="center" style:justify-single-word="false" style:snap-to-layout-grid="false"/>
      <style:text-properties fo:color="#ffffff" style:font-name="Calibri" fo:font-size="12pt" fo:language="ca" fo:country="ES" fo:font-weight="normal" officeooo:rsid="0015ea93" officeooo:paragraph-rsid="007ce3f2" style:letter-kerning="true" style:font-name-asian="SimSun2" style:font-size-asian="12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31" style:family="paragraph" style:parent-style-name="Text_20_body">
      <style:paragraph-properties fo:margin-top="0cm" fo:margin-bottom="0cm" style:contextual-spacing="false" style:line-height-at-least="0.176cm" fo:text-align="center" style:justify-single-word="false" style:snap-to-layout-grid="false"/>
      <style:text-properties fo:color="#ffffff" style:font-name="Calibri" fo:font-size="12pt" fo:language="ca" fo:country="ES" fo:font-weight="normal" officeooo:rsid="0015ea93" officeooo:paragraph-rsid="007ce3f2" style:letter-kerning="true" style:font-name-asian="SimSun2" style:font-size-asian="12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32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fo:font-size="9pt" fo:language="ca" fo:country="ES" officeooo:paragraph-rsid="007ce3f2" style:font-size-asian="9pt" style:font-size-complex="9pt"/>
    </style:style>
    <style:style style:name="P33" style:family="paragraph" style:parent-style-name="Text_20_body">
      <style:paragraph-properties fo:margin-top="0cm" fo:margin-bottom="0cm" style:contextual-spacing="false" style:line-height-at-least="0.353cm" fo:text-align="justify" style:justify-single-word="false" fo:orphans="2" fo:widows="2" style:snap-to-layout-grid="false"/>
      <style:text-properties fo:font-size="9pt" fo:language="ca" fo:country="ES" officeooo:paragraph-rsid="007ce3f2" style:font-size-asian="9pt" style:font-size-complex="9pt"/>
    </style:style>
    <style:style style:name="P34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font-size="9pt" fo:language="ca" fo:country="ES" officeooo:paragraph-rsid="007ce3f2" style:font-size-asian="9pt" style:font-size-complex="9pt"/>
    </style:style>
    <style:style style:name="P35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font-size="9pt" fo:language="ca" fo:country="ES" officeooo:paragraph-rsid="007ce3f2" style:font-size-asian="9pt" style:font-size-complex="9pt"/>
    </style:style>
    <style:style style:name="P36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style:font-name="Calibri" fo:font-size="9pt" fo:language="ca" fo:country="ES" officeooo:paragraph-rsid="007ce3f2" style:font-size-asian="9pt" style:font-name-complex="Calibri" style:font-size-complex="9pt"/>
    </style:style>
    <style:style style:name="P37" style:family="paragraph" style:parent-style-name="western">
      <style:paragraph-properties fo:margin-top="0cm" fo:margin-bottom="0cm" style:contextual-spacing="false" fo:text-align="justify" style:justify-single-word="false" style:snap-to-layout-grid="false">
        <style:tab-stops>
          <style:tab-stop style:position="0.873cm"/>
        </style:tab-stops>
      </style:paragraph-properties>
      <style:text-properties style:font-name="Calibri" fo:font-size="9pt" fo:language="ca" fo:country="ES" officeooo:paragraph-rsid="007ce3f2" style:font-size-asian="9pt" style:font-name-complex="Calibri" style:font-size-complex="9pt"/>
    </style:style>
    <style:style style:name="P38" style:family="paragraph" style:parent-style-name="western">
      <style:paragraph-properties fo:margin-top="0cm" fo:margin-bottom="0cm" style:contextual-spacing="false" fo:text-align="justify" style:justify-single-word="false">
        <style:tab-stops>
          <style:tab-stop style:position="0.873cm"/>
        </style:tab-stops>
      </style:paragraph-properties>
      <style:text-properties style:font-name="Calibri" fo:font-size="9pt" fo:language="ca" fo:country="ES" officeooo:paragraph-rsid="007ce3f2" style:font-size-asian="9pt" style:font-name-complex="Calibri" style:font-size-complex="9pt"/>
    </style:style>
    <style:style style:name="P39" style:family="paragraph" style:parent-style-name="western">
      <style:paragraph-properties fo:margin-top="0cm" fo:margin-bottom="0cm" style:contextual-spacing="false" fo:text-align="justify" style:justify-single-word="false" style:snap-to-layout-grid="false">
        <style:tab-stops>
          <style:tab-stop style:position="0.843cm"/>
        </style:tab-stops>
      </style:paragraph-properties>
      <style:text-properties style:font-name="Calibri" fo:font-size="9pt" fo:language="ca" fo:country="ES" officeooo:paragraph-rsid="007ce3f2" style:font-size-asian="9pt" style:font-name-complex="Calibri" style:font-size-complex="9pt"/>
    </style:style>
    <style:style style:name="P40" style:family="paragraph" style:parent-style-name="western">
      <style:paragraph-properties fo:margin-top="0cm" fo:margin-bottom="0cm" style:contextual-spacing="false" fo:text-align="justify" style:justify-single-word="false">
        <style:tab-stops>
          <style:tab-stop style:position="0.843cm"/>
        </style:tab-stops>
      </style:paragraph-properties>
      <style:text-properties style:font-name="Calibri" fo:font-size="9pt" fo:language="ca" fo:country="ES" officeooo:paragraph-rsid="007ce3f2" style:font-size-asian="9pt" style:font-name-complex="Calibri" style:font-size-complex="9pt"/>
    </style:style>
    <style:style style:name="P41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style:font-name="Calibri1" fo:font-size="9pt" fo:language="ca" fo:country="ES" officeooo:paragraph-rsid="007ce3f2" style:font-size-asian="9pt" style:font-name-complex="Calibri1" style:font-size-complex="9pt"/>
    </style:style>
    <style:style style:name="P42" style:family="paragraph" style:parent-style-name="western">
      <style:paragraph-properties fo:margin-top="0cm" fo:margin-bottom="0cm" style:contextual-spacing="false" fo:text-align="center" style:justify-single-word="false" style:snap-to-layout-grid="false"/>
      <style:text-properties fo:color="#ffffff" style:font-name="Calibri" fo:font-size="12pt" fo:language="ca" fo:country="ES" fo:font-weight="normal" officeooo:rsid="0015ea93" officeooo:paragraph-rsid="007ce3f2" style:letter-kerning="true" style:font-name-asian="SimSun2" style:font-size-asian="12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43" style:family="paragraph" style:parent-style-name="western">
      <style:paragraph-properties fo:margin-top="0cm" fo:margin-bottom="0cm" style:contextual-spacing="false" fo:text-align="justify" style:justify-single-word="false">
        <style:tab-stops>
          <style:tab-stop style:position="0.843cm"/>
        </style:tab-stops>
      </style:paragraph-properties>
      <style:text-properties fo:font-size="9pt" fo:language="ca" fo:country="ES" officeooo:paragraph-rsid="007ce3f2" style:font-size-asian="9pt" style:font-size-complex="9pt"/>
    </style:style>
    <style:style style:name="P44" style:family="paragraph" style:parent-style-name="Text_20_body">
      <style:paragraph-properties fo:margin-top="0cm" fo:margin-bottom="0cm" style:contextual-spacing="false" fo:line-height="100%" fo:text-align="justify" style:justify-single-word="false" fo:background-color="transparent" style:snap-to-layout-grid="false">
        <style:background-image/>
      </style:paragraph-properties>
      <style:text-properties fo:color="#000000" style:font-name="Calibri" fo:font-size="9pt" fo:language="ca" fo:country="ES" officeooo:paragraph-rsid="007ce3f2" style:font-name-asian="Lucida Sans Unicode" style:font-size-asian="9pt" style:font-name-complex="Calibri" style:font-size-complex="9pt"/>
    </style:style>
    <style:style style:name="P45" style:family="paragraph" style:parent-style-name="Text_20_body">
      <style:paragraph-properties fo:margin-top="0cm" fo:margin-bottom="0cm" style:contextual-spacing="false" fo:line-height="100%" fo:text-align="justify" style:justify-single-word="false" fo:background-color="transparent" style:snap-to-layout-grid="false">
        <style:background-image/>
      </style:paragraph-properties>
      <style:text-properties fo:color="#000000" style:font-name="Calibri1" fo:font-size="9pt" fo:language="ca" fo:country="ES" officeooo:paragraph-rsid="007ce3f2" style:font-name-asian="Lucida Sans Unicode" style:font-size-asian="9pt" style:font-name-complex="Calibri1" style:font-size-complex="9pt"/>
    </style:style>
    <style:style style:name="P46" style:family="paragraph" style:parent-style-name="WW-Cuerpo_20_de_20_texto">
      <style:paragraph-properties fo:margin-top="0cm" fo:margin-bottom="0cm" style:contextual-spacing="false" fo:line-height="100%" fo:text-align="justify" style:justify-single-word="false" style:snap-to-layout-grid="false"/>
      <style:text-properties fo:font-size="9pt" fo:language="ca" fo:country="ES" officeooo:paragraph-rsid="007ce3f2" style:font-size-asian="9pt" style:font-size-complex="9pt"/>
    </style:style>
    <style:style style:name="P47" style:family="paragraph" style:parent-style-name="WW-Cuerpo_20_de_20_texto1">
      <style:paragraph-properties fo:margin-top="0cm" fo:margin-bottom="0cm" style:contextual-spacing="false" style:line-height-at-least="0.353cm" fo:text-align="justify" style:justify-single-word="false" style:snap-to-layout-grid="false"/>
      <style:text-properties fo:font-size="9pt" fo:language="ca" fo:country="ES" officeooo:paragraph-rsid="007ce3f2" style:font-size-asian="9pt" style:font-size-complex="9pt"/>
    </style:style>
    <style:style style:name="P48" style:family="paragraph" style:parent-style-name="_34__20_competencias">
      <style:paragraph-properties fo:margin-top="0cm" fo:margin-bottom="0cm" style:contextual-spacing="false" fo:text-align="justify" style:justify-single-word="false" style:snap-to-layout-grid="false"/>
      <style:text-properties fo:font-size="9pt" fo:language="ca" fo:country="ES" officeooo:paragraph-rsid="007ce3f2" style:font-size-asian="9pt" style:font-size-complex="9pt"/>
    </style:style>
    <style:style style:name="P49" style:family="paragraph" style:parent-style-name="_31__20_cabecera">
      <style:text-properties fo:language="ca" fo:country="ES" officeooo:paragraph-rsid="007ce3f2"/>
    </style:style>
    <style:style style:name="P50" style:family="paragraph" style:parent-style-name="Table_20_Contents">
      <style:paragraph-properties fo:text-align="justify" style:justify-single-word="false" style:snap-to-layout-grid="false"/>
      <style:text-properties style:font-name="Calibri1" fo:font-size="9pt" fo:language="ca" fo:country="ES" officeooo:paragraph-rsid="007ce3f2" style:font-size-asian="9pt" style:font-name-complex="Calibri1" style:font-size-complex="9pt"/>
    </style:style>
    <style:style style:name="P51" style:family="paragraph" style:parent-style-name="_33__20_gris">
      <style:text-properties fo:language="ca" fo:country="ES" officeooo:rsid="0015ea93" officeooo:paragraph-rsid="007ce3f2"/>
    </style:style>
    <style:style style:name="P52" style:family="paragraph" style:parent-style-name="_33__20_gris">
      <style:text-properties fo:language="ca" fo:country="ES" officeooo:paragraph-rsid="007ce3f2"/>
    </style:style>
    <style:style style:name="P53" style:family="paragraph" style:parent-style-name="_33__20_gris">
      <style:text-properties fo:font-size="9pt" fo:language="ca" fo:country="ES" officeooo:rsid="0015ea93" officeooo:paragraph-rsid="007ce3f2" style:font-size-asian="9pt" style:font-size-complex="9pt"/>
    </style:style>
    <style:style style:name="P54" style:family="paragraph" style:parent-style-name="_33__20_gris">
      <style:text-properties style:use-window-font-color="true" fo:language="ca" fo:country="ES" fo:font-weight="bold" officeooo:rsid="0015ea93" officeooo:paragraph-rsid="007ce3f2" style:letter-kerning="true" style:font-name-asian="SimSun2" style:language-asian="zh" style:country-asian="CN" style:language-complex="hi" style:country-complex="IN"/>
    </style:style>
    <style:style style:name="P55" style:family="paragraph" style:parent-style-name="_33__20_gris">
      <style:text-properties style:use-window-font-color="true" fo:language="ca" fo:country="ES" fo:font-weight="bold" officeooo:paragraph-rsid="007ce3f2" style:letter-kerning="true" style:font-name-asian="SimSun2" style:language-asian="zh" style:country-asian="CN" style:language-complex="hi" style:country-complex="IN"/>
    </style:style>
    <style:style style:name="P56" style:family="paragraph" style:parent-style-name="_33__20_gris">
      <style:text-properties style:use-window-font-color="true" fo:font-size="9pt" fo:language="ca" fo:country="ES" fo:font-weight="bold" officeooo:rsid="0015ea93" officeooo:paragraph-rsid="007ce3f2" style:letter-kerning="true" style:font-name-asian="SimSun2" style:font-size-asian="9pt" style:language-asian="zh" style:country-asian="CN" style:font-size-complex="9pt" style:language-complex="hi" style:country-complex="IN"/>
    </style:style>
    <style:style style:name="P57" style:family="paragraph" style:parent-style-name="_34__20_competencias">
      <style:paragraph-properties fo:text-align="justify" style:justify-single-word="false" style:snap-to-layout-grid="false"/>
      <style:text-properties style:font-name="Calibri" fo:font-size="9pt" fo:language="ca" fo:country="ES" officeooo:paragraph-rsid="007ce3f2" style:font-size-asian="9pt" style:font-name-complex="Calibri" style:font-size-complex="9pt"/>
    </style:style>
    <style:style style:name="P58" style:family="paragraph" style:parent-style-name="_34__20_competencias">
      <style:text-properties fo:font-size="9pt" fo:language="ca" fo:country="ES" officeooo:paragraph-rsid="007ce3f2" style:font-size-asian="9pt" style:font-size-complex="9pt"/>
    </style:style>
    <style:style style:name="P59" style:family="paragraph" style:parent-style-name="_34__20_competencias">
      <style:paragraph-properties fo:text-align="center" style:justify-single-word="false"/>
      <style:text-properties fo:font-size="9pt" fo:language="ca" fo:country="ES" officeooo:paragraph-rsid="007ce3f2" style:font-size-asian="9pt" style:font-size-complex="9pt"/>
    </style:style>
    <style:style style:name="P60" style:family="paragraph" style:parent-style-name="Standard">
      <style:paragraph-properties fo:text-align="justify" style:justify-single-word="false" fo:background-color="transparent" style:snap-to-layout-grid="false">
        <style:background-image/>
      </style:paragraph-properties>
      <style:text-properties fo:color="#000000" style:font-name="Calibri" fo:font-size="9pt" fo:language="ca" fo:country="ES" officeooo:paragraph-rsid="007ce3f2" style:font-size-asian="9pt" style:font-name-complex="Calibri" style:font-size-complex="9pt"/>
    </style:style>
    <style:style style:name="P61" style:family="paragraph" style:parent-style-name="_31__20_Cabecera">
      <style:text-properties fo:font-size="12pt" fo:language="ca" fo:country="ES" fo:font-weight="normal" officeooo:paragraph-rsid="007ce3f2" style:font-size-asian="12pt" style:font-weight-asian="normal" style:font-size-complex="12pt" style:font-weight-complex="normal"/>
    </style:style>
    <style:style style:name="P62" style:family="paragraph" style:parent-style-name="western">
      <style:paragraph-properties fo:margin-top="0.176cm" fo:margin-bottom="0cm" style:contextual-spacing="false" fo:text-align="justify" style:justify-single-word="false" style:snap-to-layout-grid="false">
        <style:tab-stops>
          <style:tab-stop style:position="0.258cm"/>
        </style:tab-stops>
      </style:paragraph-properties>
      <style:text-properties style:font-name="Calibri" fo:font-size="9pt" fo:language="ca" fo:country="ES" officeooo:paragraph-rsid="007ce3f2" style:font-size-asian="9pt" style:font-name-complex="Calibri" style:font-size-complex="9pt"/>
    </style:style>
    <style:style style:name="P63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position="super 58%"/>
    </style:style>
    <style:style style:name="T4" style:family="text">
      <style:text-properties style:font-name="Calibri1" style:font-name-complex="Calibri1"/>
    </style:style>
    <style:style style:name="T5" style:family="text">
      <style:text-properties style:font-name="Calibri1" fo:font-size="11pt" fo:font-weight="bold" style:font-size-asian="11pt" style:font-weight-asian="bold" style:font-name-complex="Calibri1" style:font-size-complex="11pt" style:font-weight-complex="bold"/>
    </style:style>
    <style:style style:name="T6" style:family="text">
      <style:text-properties style:font-name="Calibri1" fo:font-size="11pt" style:font-size-asian="11pt" style:font-weight-asian="bold" style:font-name-complex="Calibri1" style:font-size-complex="11pt" style:font-weight-complex="bold"/>
    </style:style>
    <style:style style:name="T7" style:family="text">
      <style:text-properties style:font-name="Calibri1" fo:font-weight="bold" style:font-weight-asian="bold" style:font-name-complex="Calibri1" style:font-weight-complex="bold"/>
    </style:style>
    <style:style style:name="T8" style:family="text">
      <style:text-properties style:font-name="Calibri1" fo:font-weight="normal" style:font-weight-asian="normal" style:font-name-complex="Calibri1" style:font-weight-complex="normal"/>
    </style:style>
    <style:style style:name="T9" style:family="text">
      <style:text-properties style:font-name="Calibri1" fo:background-color="transparent" loext:char-shading-value="0" style:font-name-complex="Calibri1"/>
    </style:style>
    <style:style style:name="T10" style:family="text">
      <style:text-properties style:font-name="Calibri1" style:font-name-asian="Arial" style:font-name-complex="Calibri1"/>
    </style:style>
    <style:style style:name="T11" style:family="text">
      <style:text-properties style:font-name="Calibri1" style:font-name-asian="Arial" style:font-name-complex="Calibri1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style:font-name="Calibri1" style:font-name-complex="Calibri1"/>
    </style:style>
    <style:style style:name="T14" style:family="text">
      <style:text-properties fo:color="#000000" style:font-name="Calibri1" fo:font-weight="bold" style:font-weight-asian="bold" style:font-name-complex="Calibri1"/>
    </style:style>
    <style:style style:name="T15" style:family="text">
      <style:text-properties fo:color="#000000" style:font-name="Calibri1" fo:font-weight="bold" style:font-weight-asian="bold" style:font-name-complex="Calibri1" style:font-weight-complex="bold"/>
    </style:style>
    <style:style style:name="T16" style:family="text">
      <style:text-properties fo:color="#000000" style:font-name="Calibri1" fo:font-weight="bold" style:font-name-asian="Arial" style:font-weight-asian="bold" style:font-name-complex="Calibri1"/>
    </style:style>
    <style:style style:name="T17" style:family="text">
      <style:text-properties fo:color="#000000" style:font-name="Calibri1" fo:font-weight="bold" style:font-name-asian="Arial" style:font-weight-asian="bold" style:font-name-complex="Calibri1" style:font-weight-complex="bold"/>
    </style:style>
    <style:style style:name="T18" style:family="text">
      <style:text-properties fo:color="#000000" style:font-name="Calibri1" fo:font-weight="bold" fo:background-color="transparent" loext:char-shading-value="0" style:font-name-asian="Arial" style:font-weight-asian="bold" style:font-name-complex="Calibri1" style:font-weight-complex="bold"/>
    </style:style>
    <style:style style:name="T19" style:family="text">
      <style:text-properties fo:color="#000000" style:font-name="Calibri1" fo:font-weight="bold" fo:background-color="transparent" loext:char-shading-value="0" style:font-weight-asian="bold" style:font-name-complex="Calibri1"/>
    </style:style>
    <style:style style:name="T20" style:family="text">
      <style:text-properties fo:color="#000000" style:font-name="Calibri1" fo:font-weight="bold" fo:background-color="transparent" loext:char-shading-value="0" style:font-weight-asian="bold" style:font-name-complex="Calibri1" style:font-weight-complex="bold"/>
    </style:style>
    <style:style style:name="T21" style:family="text">
      <style:text-properties fo:color="#000000" style:font-name="Calibri1" fo:font-weight="bold" fo:background-color="transparent" loext:char-shading-value="0" style:font-name-asian="Lucida Sans Unicode" style:font-weight-asian="bold" style:font-name-complex="Calibri1" style:font-weight-complex="bold"/>
    </style:style>
    <style:style style:name="T22" style:family="text">
      <style:text-properties fo:color="#000000" style:font-name="Calibri1" fo:font-weight="bold" style:font-name-asian="Calibri1" style:font-weight-asian="bold" style:font-name-complex="Calibri1" style:font-weight-complex="bold"/>
    </style:style>
    <style:style style:name="T23" style:family="text">
      <style:text-properties fo:color="#000000" style:font-name="Calibri1" fo:font-weight="normal" style:font-weight-asian="normal" style:font-name-complex="Calibri1" style:font-weight-complex="normal"/>
    </style:style>
    <style:style style:name="T24" style:family="text">
      <style:text-properties fo:color="#000000" style:font-name="Calibri1" fo:font-weight="normal" fo:background-color="transparent" loext:char-shading-value="0" style:font-name-asian="Arial" style:font-weight-asian="normal" style:font-name-complex="Calibri1" style:font-weight-complex="normal"/>
    </style:style>
    <style:style style:name="T25" style:family="text">
      <style:text-properties fo:color="#000000" style:font-name="Calibri1" fo:font-weight="normal" officeooo:rsid="000f2639" fo:background-color="transparent" loext:char-shading-value="0" style:font-name-asian="Arial" style:font-weight-asian="normal" style:font-name-complex="Calibri1" style:font-weight-complex="normal"/>
    </style:style>
    <style:style style:name="T26" style:family="text">
      <style:text-properties fo:color="#000000" style:font-name="Calibri1" fo:font-weight="normal" fo:background-color="transparent" loext:char-shading-value="0" style:font-weight-asian="normal" style:font-name-complex="Calibri1" style:font-weight-complex="normal"/>
    </style:style>
    <style:style style:name="T27" style:family="text">
      <style:text-properties fo:color="#000000" style:font-name="Calibri1" fo:font-weight="normal" fo:background-color="transparent" loext:char-shading-value="0" style:font-name-asian="Lucida Sans Unicode" style:font-weight-asian="normal" style:font-name-complex="Calibri1" style:font-weight-complex="normal"/>
    </style:style>
    <style:style style:name="T28" style:family="text">
      <style:text-properties fo:color="#000000" style:font-name="Calibri1" style:font-name-asian="Arial" style:font-name-complex="Calibri1"/>
    </style:style>
    <style:style style:name="T29" style:family="text">
      <style:text-properties fo:color="#000000" style:font-name="Calibri1" fo:background-color="transparent" loext:char-shading-value="0" style:font-name-asian="Arial" style:font-name-complex="Calibri1"/>
    </style:style>
    <style:style style:name="T30" style:family="text">
      <style:text-properties fo:color="#000000" style:font-name="Calibri1" fo:background-color="transparent" loext:char-shading-value="0" style:font-name-complex="Calibri1"/>
    </style:style>
    <style:style style:name="T31" style:family="text">
      <style:text-properties fo:color="#000000" style:font-name="Calibri1" style:text-underline-style="solid" style:text-underline-width="auto" style:text-underline-color="font-color" style:font-name-complex="Calibri1"/>
    </style:style>
    <style:style style:name="T32" style:family="text">
      <style:text-properties fo:color="#000000" style:font-name="Calibri1" style:text-underline-style="solid" style:text-underline-width="auto" style:text-underline-color="font-color" fo:background-color="transparent" loext:char-shading-value="0" style:font-name-complex="Calibri1"/>
    </style:style>
    <style:style style:name="T33" style:family="text">
      <style:text-properties fo:color="#000000" style:font-name="Calibri1" style:text-underline-style="solid" style:text-underline-width="auto" style:text-underline-color="font-color" fo:font-weight="normal" fo:background-color="transparent" loext:char-shading-value="0" style:font-name-asian="Lucida Sans Unicode" style:font-weight-asian="normal" style:font-name-complex="Calibri1" style:font-weight-complex="normal"/>
    </style:style>
    <style:style style:name="T34" style:family="text">
      <style:text-properties fo:color="#000000" style:font-name="Calibri1" style:text-underline-style="none" fo:background-color="transparent" loext:char-shading-value="0" style:font-name-complex="Calibri1"/>
    </style:style>
    <style:style style:name="T35" style:family="text">
      <style:text-properties fo:color="#000000" style:font-name="Calibri1" style:text-underline-style="none" fo:font-weight="normal" fo:background-color="transparent" loext:char-shading-value="0" style:font-name-asian="Lucida Sans Unicode" style:font-weight-asian="normal" style:font-name-complex="Calibri1" style:font-weight-complex="normal"/>
    </style:style>
    <style:style style:name="T36" style:family="text">
      <style:text-properties fo:color="#000000" style:font-name="Calibri1" style:font-name-asian="Calibri1" style:font-name-complex="Calibri1"/>
    </style:style>
    <style:style style:name="T37" style:family="text">
      <style:text-properties fo:color="#000000" style:font-name="Calibri" style:font-name-complex="Calibri"/>
    </style:style>
    <style:style style:name="T38" style:family="text">
      <style:text-properties fo:color="#000000" style:font-name="Calibri" fo:font-weight="normal" style:font-weight-asian="normal" style:font-name-complex="Calibri" style:font-weight-complex="normal"/>
    </style:style>
    <style:style style:name="T39" style:family="text">
      <style:text-properties fo:color="#000000" style:font-name="Calibri" fo:font-weight="bold" style:font-weight-asian="bold" style:font-name-complex="Calibri"/>
    </style:style>
    <style:style style:name="T40" style:family="text">
      <style:text-properties fo:color="#000000" style:font-name="Calibri" fo:font-weight="bold" style:font-weight-asian="bold" style:font-name-complex="Calibri" style:font-weight-complex="bold"/>
    </style:style>
    <style:style style:name="T41" style:family="text">
      <style:text-properties fo:color="#000000" style:font-name="Calibri" fo:font-weight="bold" style:font-name-asian="Arial" style:font-weight-asian="bold" style:font-name-complex="Calibri"/>
    </style:style>
    <style:style style:name="T42" style:family="text">
      <style:text-properties fo:color="#000000" style:font-name="Calibri" fo:font-weight="bold" style:font-name-asian="Arial" style:font-weight-asian="bold" style:font-name-complex="Calibri" style:font-weight-complex="bold"/>
    </style:style>
    <style:style style:name="T43" style:family="text">
      <style:text-properties fo:color="#000000" style:font-name="Calibri" style:font-name-asian="Arial" style:font-name-complex="Calibri"/>
    </style:style>
    <style:style style:name="T44" style:family="text">
      <style:text-properties fo:color="#00000a" style:font-name="Calibri1" style:font-name-complex="Calibri1"/>
    </style:style>
    <style:style style:name="T45" style:family="text">
      <style:text-properties fo:color="#00000a" style:font-name="Calibri1" fo:font-weight="bold" style:font-weight-asian="bold" style:font-name-complex="Calibri1" style:font-weight-complex="bold"/>
    </style:style>
    <style:style style:name="T46" style:family="text">
      <style:text-properties fo:color="#00000a" style:font-name="Calibri1" style:text-underline-style="solid" style:text-underline-width="auto" style:text-underline-color="font-color" style:font-name-complex="Calibri1"/>
    </style:style>
    <style:style style:name="T47" style:family="text">
      <style:text-properties fo:color="#00000a" style:font-name="Calibri1" style:text-underline-style="solid" style:text-underline-width="auto" style:text-underline-color="font-color" fo:background-color="transparent" loext:char-shading-value="0" style:font-name-complex="Calibri1"/>
    </style:style>
    <style:style style:name="T48" style:family="text">
      <style:text-properties fo:color="#00000a" style:font-name="Calibri1" style:text-underline-style="none" style:font-name-complex="Calibri1"/>
    </style:style>
    <style:style style:name="T49" style:family="text">
      <style:text-properties fo:color="#00000a" style:font-name="Calibri" fo:font-weight="normal" style:font-weight-asian="normal" style:font-name-complex="Calibri" style:font-weight-complex="normal"/>
    </style:style>
    <style:style style:name="T50" style:family="text">
      <style:text-properties fo:color="#00000a" style:font-name="Calibri" fo:font-weight="bold" style:font-weight-asian="bold" style:font-name-complex="Calibri" style:font-weight-complex="bold"/>
    </style:style>
    <style:style style:name="T51" style:family="text">
      <style:text-properties style:font-name="Calibri" style:font-name-complex="Calibri"/>
    </style:style>
    <style:style style:name="T52" style:family="text">
      <style:text-properties style:font-name="Calibri" fo:font-weight="bold" style:font-weight-asian="bold" style:font-name-complex="Calibri"/>
    </style:style>
    <style:style style:name="T53" style:family="text">
      <style:text-properties style:font-name="Calibri" fo:font-weight="bold" style:font-weight-asian="bold" style:font-name-complex="Calibri" style:font-weight-complex="bold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63"/>
        <text:p text:style-name="P4">1. Competència en comunicació lingüística CCLI</text:p>
        <text:p text:style-name="P4">2. Competència matemàtica i competència bàsica en ciència i tecnologia CMCT</text:p>
        <text:p text:style-name="P4">3. Competència digital CD</text:p>
        <text:p text:style-name="P4">4. Competència per aprendre a aprendre CAA</text:p>
        <text:p text:style-name="P4">5. Consciència i expressions culturals CEC</text:p>
        <text:p text:style-name="P4">6. Sentit d'iniciativa i espírit emprenedor SIEE</text:p>
        <text:p text:style-name="P6">7. Competències socials i cíviques CSC</text:p>
        <text:p text:style-name="P6"/>
        <text:p text:style-name="P5">A: Aconseguit <text:s text:c="2"/>EP: En procés <text:s text:c="2"/>I: Iniciat</text:p>
      </text:section>
      <text:p text:style-name="P7"/>
      <text:p text:style-name="P7"/>
      <table:table table:name="Tabla6" table:style-name="Tabla6">
        <table:table-column table:style-name="Tabla6.A"/>
        <table:table-column table:style-name="Tabla6.B" table:number-columns-repeated="2"/>
        <table:table-column table:style-name="Tabla6.D"/>
        <table:table-column table:style-name="Tabla6.E" table:number-columns-repeated="4"/>
        <table:table-row table:style-name="Tabla6.1">
          <table:table-cell table:style-name="Tabla6.A1" table:number-columns-spanned="8" office:value-type="string">
            <text:p text:style-name="P49">ÀREA: CIÈNCIES DE LA NATURALESA <text:s text:c="19"/>NIVELL: 6t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2" table:number-columns-spanned="8" office:value-type="string">
            <text:p text:style-name="P61">BLOC 1: INICIACIÓ A L’ACTIVITAT CIENTÍF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3" office:value-type="string">
            <text:p text:style-name="P51">CONTINGUTS</text:p>
          </table:table-cell>
          <table:table-cell table:style-name="Tabla6.A3" office:value-type="string">
            <text:p text:style-name="P52">CRITERIS D'AVALUACIÓ</text:p>
          </table:table-cell>
          <table:table-cell table:style-name="Tabla6.C3" office:value-type="string">
            <text:p text:style-name="P52"><text:span text:style-name="T4">INDICADORS </text:span><text:span text:style-name="T5">D'ÈXIT</text:span></text:p>
          </table:table-cell>
          <table:table-cell table:style-name="Tabla6.C3" office:value-type="string">
            <text:p text:style-name="P52">CCLV</text:p>
          </table:table-cell>
          <table:table-cell table:style-name="Tabla6.C3" office:value-type="string">
            <text:p text:style-name="P53">1<text:span text:style-name="T3">r</text:span> T</text:p>
          </table:table-cell>
          <table:table-cell table:style-name="Tabla6.C3" office:value-type="string">
            <text:p text:style-name="P53">2<text:span text:style-name="T3">n</text:span> T</text:p>
          </table:table-cell>
          <table:table-cell table:style-name="Tabla6.C3" office:value-type="string">
            <text:p text:style-name="P53">3<text:span text:style-name="T3">r</text:span> T</text:p>
          </table:table-cell>
          <table:table-cell table:style-name="Tabla6.H3" office:value-type="string">
            <text:p text:style-name="P53">FIN</text:p>
          </table:table-cell>
        </table:table-row>
        <table:table-row table:style-name="Tabla6.1">
          <table:table-cell table:style-name="Tabla6.A4" table:number-rows-spanned="3" office:value-type="string">
            <text:p text:style-name="P8">Planificació i presentació de projectes i informes, per a comunicar resultats. </text:p>
            <text:p text:style-name="P16"><text:span text:style-name="T37">Organització i representació de la informació de forma creativa utilitzant ferramentes digitals d’edició i presentació senzilles </text:span><text:span text:style-name="T51">que permeten incloure formats de caràcter, la manipulació bàsica d’imatges i/o àudio/vídeo. </text:span></text:p>
            <text:p text:style-name="P57">Emmagatzematge de la informació <text:span text:style-name="T12">digital per mitjà d’aplicacions de gestió de la informació i servicis en xarxa, seguint un esquema de classificació senzill.</text:span></text:p>
          </table:table-cell>
          <table:table-cell table:style-name="Tabla6.A4" table:number-rows-spanned="3" office:value-type="string">
            <text:p text:style-name="P13">6tCN.BL1.1 Planificar una indagació a partir de preguntes que òbriguen una varietat de possibles relacions entre diversos fenòmens físics, biològics o tecnològics, i suggerir possibles recursos, determinar els conceptes clau i establir els mètodes i instruments més adequats.</text:p>
          </table:table-cell>
          <table:table-cell table:style-name="Tabla6.A4" office:value-type="string">
            <text:p text:style-name="P48"><text:span text:style-name="T49">6tCN.BL1.1.1 Planifica una indagació utilitzant diverses fonts d’informació o realitzant treballs de camp o laboratori amb</text:span><text:span text:style-name="T38"> diversos mètodes i instruments </text:span><text:span text:style-name="T49">a partir de preguntes que òbriguen una </text:span><text:span text:style-name="T50">varietat de possibles relacions</text:span><text:span text:style-name="T40"> entre diversos fenòmens físics, biològics o tecnològics. <text:s/></text:span></text:p>
          </table:table-cell>
          <table:table-cell table:style-name="Tabla6.A4" office:value-type="string">
            <text:p text:style-name="P58">CMCT</text:p>
            <text:p text:style-name="P58">CCLI</text:p>
            <text:p text:style-name="P58">CAA</text:p>
            <text:p text:style-name="P58"/>
          </table:table-cell>
          <table:table-cell table:style-name="Tabla6.A4" office:value-type="string">
            <text:p text:style-name="P58"/>
          </table:table-cell>
          <table:table-cell table:style-name="Tabla6.A4" office:value-type="string">
            <text:p text:style-name="P58"/>
          </table:table-cell>
          <table:table-cell table:style-name="Tabla6.A4" office:value-type="string">
            <text:p text:style-name="P58"/>
          </table:table-cell>
          <table:table-cell table:style-name="Tabla6.H4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5" office:value-type="string">
            <text:p text:style-name="P32"><text:span text:style-name="T37">6tCN.BL1.1.2</text:span><text:span text:style-name="T39"> Planifica, amb</text:span><text:span text:style-name="T37"> la col·laboració del grup,</text:span><text:span text:style-name="T39"> una indagació</text:span><text:span text:style-name="T37"> a partir de preguntes prèviament organitzades, i proposa</text:span><text:span text:style-name="T39"> </text:span><text:span text:style-name="T37">els</text:span><text:span text:style-name="T39"> mètodes i instruments més adequats</text:span><text:span text:style-name="T37"> per a realitzar-la.</text:span></text:p>
          </table:table-cell>
          <table:table-cell table:style-name="Tabla6.D5" office:value-type="string">
            <text:p text:style-name="P58">CMCT</text:p>
            <text:p text:style-name="P58">CAA</text:p>
            <text:p text:style-name="P58"/>
          </table:table-cell>
          <table:table-cell table:style-name="Tabla6.E5" office:value-type="string">
            <text:p text:style-name="P58"/>
          </table:table-cell>
          <table:table-cell table:style-name="Tabla6.F5" office:value-type="string">
            <text:p text:style-name="P58"/>
          </table:table-cell>
          <table:table-cell table:style-name="Tabla6.G5" office:value-type="string">
            <text:p text:style-name="P58"/>
          </table:table-cell>
          <table:table-cell table:style-name="Tabla6.H5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A4" office:value-type="string">
            <text:p text:style-name="P32"><text:span text:style-name="T4">6tCN.BL1.1.3</text:span><text:span text:style-name="T7"> </text:span><text:span text:style-name="T4">Participa en </text:span><text:span text:style-name="T7">l'avaluació </text:span><text:span text:style-name="T4">del </text:span><text:span text:style-name="T7">compliment de les normes de comportament</text:span><text:span text:style-name="T4"> i de cura de materials i instruments adequades al context de les</text:span><text:span text:style-name="T7"> </text:span><text:span text:style-name="T8">eixides</text:span><text:span text:style-name="T4"> fora</text:span><text:span text:style-name="T13"> de l'aula i</text:span><text:span text:style-name="T4"> fa</text:span><text:span text:style-name="T7"> propostes de millora</text:span><text:span text:style-name="T4"> per a les situacions </text:span><text:span text:style-name="T9">conflictives</text:span><text:span text:style-name="T4"> que es produïxen</text:span><text:span text:style-name="T7">.</text:span></text:p>
          </table:table-cell>
          <table:table-cell table:style-name="Tabla6.D6" office:value-type="string">
            <text:p text:style-name="P58">CSC</text:p>
            <text:p text:style-name="P58"/>
          </table:table-cell>
          <table:table-cell table:style-name="Tabla6.E6" office:value-type="string">
            <text:p text:style-name="P58"/>
          </table:table-cell>
          <table:table-cell table:style-name="Tabla6.F6" office:value-type="string">
            <text:p text:style-name="P58"/>
          </table:table-cell>
          <table:table-cell table:style-name="Tabla6.G6" office:value-type="string">
            <text:p text:style-name="P58"/>
          </table:table-cell>
          <table:table-cell table:style-name="Tabla6.H6" office:value-type="string">
            <text:p text:style-name="P58"/>
          </table:table-cell>
        </table:table-row>
        <table:table-row table:style-name="Tabla6.1">
          <table:table-cell table:style-name="Tabla6.A8" table:number-rows-spanned="2" office:value-type="string">
            <text:p text:style-name="P13">Recollida d’informació usant diferents fonts.</text:p>
            <text:p text:style-name="P14">Registre i organització de la informació obtinguda tant en el procés com en els resultats de l’activitat científica.</text:p>
            <text:p text:style-name="P14"><text:soft-page-break/>Lectura de textos propis de l’àrea.</text:p>
            <text:p text:style-name="P17"><text:span text:style-name="T51">Iniciativa. Esforç, força de voluntat. Constància i hàbits de treball</text:span><text:span text:style-name="T37">. Capacitat de concentració.</text:span></text:p>
          </table:table-cell>
          <table:table-cell table:style-name="Tabla6.B8" table:number-rows-spanned="2" office:value-type="string">
            <text:p text:style-name="P17"><text:span text:style-name="T4">6tCN.BL1.2 Obtindre i integrar dades de diferents fonts i naturalesa de forma autònoma i seguint pautes d'observació sistemàtica sobre fets i fenòmens del seu entorn, reconeixent els canvis provocats per les seues interaccions. Registrar esta </text:span><text:soft-page-break/><text:span text:style-name="T4">informació per mitjà de</text:span><text:span text:style-name="T13"> textos i taules, utilitzant mitjans digitals d'emmagatzematge i cuidant del seu bon ús i manteniment.</text:span></text:p>
          </table:table-cell>
          <table:table-cell table:style-name="Tabla6.C7" office:value-type="string">
            <text:p text:style-name="P32"><text:bookmark-start text:name="__DdeLink__1904_861679342"/><text:span text:style-name="T44">6tCN.BL1.2.1 Obté informació seguint </text:span><text:span text:style-name="T46">pautes </text:span><text:span text:style-name="T47">d'observació sistemàtica</text:span><text:span text:style-name="T48"> </text:span><text:span text:style-name="T44">sobre fets i fenòmens del seu entorn </text:span><text:span text:style-name="T45">expressant les seues conclusions</text:span><text:span text:style-name="T44"> sobre els canvis produïts per les seues interaccions </text:span><text:span text:style-name="T45">de forma clara i ordenada.</text:span><text:bookmark-end text:name="__DdeLink__1904_861679342"/></text:p>
          </table:table-cell>
          <table:table-cell table:style-name="Tabla6.D7" office:value-type="string">
            <text:p text:style-name="P58">CMCT</text:p>
            <text:p text:style-name="P58">CAA</text:p>
          </table:table-cell>
          <table:table-cell table:style-name="Tabla6.E7" office:value-type="string">
            <text:p text:style-name="P58"/>
          </table:table-cell>
          <table:table-cell table:style-name="Tabla6.F7" office:value-type="string">
            <text:p text:style-name="P58"/>
          </table:table-cell>
          <table:table-cell table:style-name="Tabla6.G7" office:value-type="string">
            <text:p text:style-name="P58"/>
          </table:table-cell>
          <table:table-cell table:style-name="Tabla6.H7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8" office:value-type="string">
            <text:p text:style-name="P22"><text:span text:style-name="T37">6tCN.BL1.2.2 Registra i organitza la informació obtinguda</text:span><text:span text:style-name="T38"> </text:span><text:span text:style-name="T40">per mitjà </text:span><text:span text:style-name="T38">de l</text:span><text:span text:style-name="T37">’elaboració </text:span><text:span text:style-name="T40">d’esquemes, mapes conceptuals i gràfics,</text:span><text:span text:style-name="T38"> utilitza </text:span><text:span text:style-name="T37">diversos mitjans mitjans digitals de forma responsable i els cuida i els manté en bon estat.</text:span></text:p>
          </table:table-cell>
          <table:table-cell table:style-name="Tabla6.D8" office:value-type="string">
            <text:p text:style-name="P58">CAA</text:p>
            <text:p text:style-name="P58">CD</text:p>
            <text:p text:style-name="P58"/>
          </table:table-cell>
          <table:table-cell table:style-name="Tabla6.E8" office:value-type="string">
            <text:p text:style-name="P58"/>
          </table:table-cell>
          <table:table-cell table:style-name="Tabla6.F8" office:value-type="string">
            <text:p text:style-name="P58"/>
          </table:table-cell>
          <table:table-cell table:style-name="Tabla6.G8" office:value-type="string">
            <text:p text:style-name="P58"/>
          </table:table-cell>
          <table:table-cell table:style-name="Tabla6.H8" office:value-type="string">
            <text:p text:style-name="P58"/>
          </table:table-cell>
        </table:table-row>
        <table:table-row table:style-name="Tabla6.1">
          <table:table-cell table:style-name="Tabla6.A9" office:value-type="string">
            <text:p text:style-name="P13">Desenrotllament d’hàbits de treball entorn de l’activitat científica.</text:p>
            <text:p text:style-name="P14">Localització, selecció, tractament i organització de la informació de manera eficient i responsable per mitjà de ferramentes de busca i visualització digital aplicant estratègies de filtració senzilles en dispositius TIC.</text:p>
            <text:p text:style-name="P60">Exposició oral, amb suport tecnològic i sense, sobre les conclusions obtingudes en l’experiència.</text:p>
          </table:table-cell>
          <table:table-cell table:style-name="Tabla6.B9" office:value-type="string">
            <text:p text:style-name="P60">6tCN.BL1.3 Elaborar i utilitzar gràfiques, taules i mapes per a representar la informació, etiquetar-les amb un títol significatiu i una llegenda i destacar algunes conclusions sobre la base de les dades representades.</text:p>
          </table:table-cell>
          <table:table-cell table:style-name="Tabla6.C9" office:value-type="string">
            <text:p text:style-name="P32"><text:span text:style-name="T4">6tCN.BL1.3.1</text:span><text:span text:style-name="T7"> </text:span><text:span text:style-name="T8">Utilitza</text:span><text:span text:style-name="T13"> la informació rellevant organitzada en esquemes, mapes conceptuals i gràfiques per a</text:span><text:span text:style-name="T4"> representar la informació i destacar algunes conclusions sobre la base de les dades representades i les </text:span><text:span text:style-name="T7">etiqueta amb un títol significatiu i una llegenda.</text:span></text:p>
          </table:table-cell>
          <table:table-cell table:style-name="Tabla6.D9" office:value-type="string">
            <text:p text:style-name="P58">CMCT</text:p>
            <text:p text:style-name="P58">CAA</text:p>
            <text:p text:style-name="P58">CCLI</text:p>
            <text:p text:style-name="P58"/>
          </table:table-cell>
          <table:table-cell table:style-name="Tabla6.E9" office:value-type="string">
            <text:p text:style-name="P58"/>
          </table:table-cell>
          <table:table-cell table:style-name="Tabla6.F9" office:value-type="string">
            <text:p text:style-name="P58"/>
          </table:table-cell>
          <table:table-cell table:style-name="Tabla6.G9" office:value-type="string">
            <text:p text:style-name="P58"/>
          </table:table-cell>
          <table:table-cell table:style-name="Tabla6.H9" office:value-type="string">
            <text:p text:style-name="P58"/>
          </table:table-cell>
        </table:table-row>
        <table:table-row table:style-name="Tabla6.1">
          <table:table-cell table:style-name="Tabla6.A10" office:value-type="string">
            <text:p text:style-name="P17"><text:span text:style-name="T51">Planificació, organització i gestió de projectes individuals o col·lectius</text:span><text:span text:style-name="T37">.</text:span></text:p>
            <text:p text:style-name="P9">Ús de textos expositius.</text:p>
            <text:p text:style-name="P9">Argumentació de conclusions.</text:p>
            <text:p text:style-name="P9">Obtenció i ús eficaç de la informació.</text:p>
            <text:p text:style-name="P14">Ús de diferents fonts d’informació, diversos materials així com les TIC, complint les mesures necessàries de protecció i seguretat.</text:p>
            <text:p text:style-name="P8">Aprenentatge autònom.</text:p>
          </table:table-cell>
          <table:table-cell table:style-name="Tabla6.B10" office:value-type="string">
            <text:p text:style-name="P11">6tCN.BL1.4 Comunicar oralment i per escrit (text expositiu), de forma ordenada i clara, el procés d'indagació seguit i el resultat de l'experiència realitzada, utilitzant el vocabulari propi i fent ús de les TIC.</text:p>
          </table:table-cell>
          <table:table-cell table:style-name="Tabla6.C10" office:value-type="string">
            <text:p text:style-name="P22"><text:span text:style-name="T43">6tCN.BL1.4.1 Comunica oralment i per escrit </text:span><text:span text:style-name="T41">(text expositiu</text:span><text:span text:style-name="T43">), </text:span><text:span text:style-name="T41">de forma ordenada i clara, el procés d’indagació</text:span><text:span text:style-name="T43"> seguit</text:span><text:span text:style-name="T41"> </text:span><text:span text:style-name="T43">en una experiència realitzada; utilitza el vocabulari propi, analitza la informació procedent dels mitjans</text:span><text:span text:style-name="T41"> digitals, i la utilitza</text:span><text:span text:style-name="T43"> en les activitats d’aprenentatge.</text:span></text:p>
          </table:table-cell>
          <table:table-cell table:style-name="Tabla6.D10" office:value-type="string">
            <text:p text:style-name="P58">CCLI</text:p>
            <text:p text:style-name="P58">CAA</text:p>
            <text:p text:style-name="P58">CD</text:p>
          </table:table-cell>
          <table:table-cell table:style-name="Tabla6.E10" office:value-type="string">
            <text:p text:style-name="P58"/>
          </table:table-cell>
          <table:table-cell table:style-name="Tabla6.F10" office:value-type="string">
            <text:p text:style-name="P58"/>
          </table:table-cell>
          <table:table-cell table:style-name="Tabla6.G10" office:value-type="string">
            <text:p text:style-name="P58"/>
          </table:table-cell>
          <table:table-cell table:style-name="Tabla6.H10" office:value-type="string">
            <text:p text:style-name="P58"/>
          </table:table-cell>
        </table:table-row>
        <table:table-row table:style-name="Tabla6.1">
          <table:table-cell table:style-name="Tabla6.A14" table:number-rows-spanned="4" office:value-type="string">
            <text:p text:style-name="P13">Responsabilitat davant del benestar del grup.</text:p>
            <text:p text:style-name="P14">Escolta de les aportacions alienes i acceptació d’uns altres punts de vista. Diversitat de rols.</text:p>
            <text:p text:style-name="P14">Aportació d’idees pròpies constructives.</text:p>
            <text:p text:style-name="P14">Desenrotllament d’estratègies per a <text:soft-page-break/>resoldre conflictes mitjançant el diàleg. </text:p>
            <text:p text:style-name="P14">Foment dels valors de la convivència democràtica.</text:p>
            <text:p text:style-name="P14">Reconeixement del treball alié. Responsabilitat del treball personal per a aconseguir una meta col·lectiva.</text:p>
            <text:p text:style-name="P17"><text:span text:style-name="T51">Regulació de la perseverança, flexibilitat, control de l’ansietat i incertesa i capacitat d’automotivació abans </text:span><text:span text:style-name="T37">i després del procés d’aprenentatge, i també durant este.</text:span></text:p>
          </table:table-cell>
          <table:table-cell table:style-name="Tabla6.B14" table:number-rows-spanned="4" office:value-type="string">
            <text:p text:style-name="P17"><text:span text:style-name="T4">6tCN.BL1.5 Actuar de manera eficaç en equips de treball, participant en la planificació de metes comunes, prenent decisions raonades, responsabilitzant-se del seu rol i la seua tasca, fent propostes valuoses, reconeixent el treball alié, animant els altres membres del grup i utilitzant el diàleg igualitari per a resoldre</text:span><text:span text:style-name="T13"> </text:span><text:soft-page-break/><text:span text:style-name="T13">conflictes i discrepàncies.</text:span></text:p>
          </table:table-cell>
          <table:table-cell table:style-name="Tabla6.C11" office:value-type="string">
            <text:p text:style-name="P19"><text:span text:style-name="T43">6tCN.BL1.5.1 Participa en la planificació de metes comunes, fa</text:span><text:span text:style-name="T41"> propostes</text:span><text:span text:style-name="T43"> valuoses i pren</text:span><text:span text:style-name="T41"> decisions</text:span><text:span text:style-name="T43"> raonades. </text:span></text:p>
          </table:table-cell>
          <table:table-cell table:style-name="Tabla6.D11" office:value-type="string">
            <text:p text:style-name="P58">CSC</text:p>
            <text:p text:style-name="P58">CAA</text:p>
            <text:p text:style-name="P58">SIEE</text:p>
            <text:p text:style-name="P58"/>
          </table:table-cell>
          <table:table-cell table:style-name="Tabla6.E11" office:value-type="string">
            <text:p text:style-name="P58"/>
          </table:table-cell>
          <table:table-cell table:style-name="Tabla6.F11" office:value-type="string">
            <text:p text:style-name="P58"/>
          </table:table-cell>
          <table:table-cell table:style-name="Tabla6.G11" office:value-type="string">
            <text:p text:style-name="P58"/>
          </table:table-cell>
          <table:table-cell table:style-name="Tabla6.H11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12" office:value-type="string">
            <text:p text:style-name="P33"><text:span text:style-name="T43">6tCN.BL1.5.2 Participa en diàlegs per a resoldre conflictes interpersonals, </text:span><text:span text:style-name="T42">pregunta </text:span><text:span text:style-name="T41">adequadament i reformula</text:span><text:span text:style-name="T43"> el contingut del discurs de l’interlocutor </text:span><text:soft-page-break/><text:span text:style-name="T43">amb un llenguatge respectuós.</text:span></text:p>
          </table:table-cell>
          <table:table-cell table:style-name="Tabla6.D12" office:value-type="string">
            <text:p text:style-name="P58">CSC</text:p>
            <text:p text:style-name="P58">CCLI</text:p>
            <text:p text:style-name="P58"/>
          </table:table-cell>
          <table:table-cell table:style-name="Tabla6.E12" office:value-type="string">
            <text:p text:style-name="P58"/>
          </table:table-cell>
          <table:table-cell table:style-name="Tabla6.F12" office:value-type="string">
            <text:p text:style-name="P58"/>
          </table:table-cell>
          <table:table-cell table:style-name="Tabla6.G12" office:value-type="string">
            <text:p text:style-name="P58"/>
          </table:table-cell>
          <table:table-cell table:style-name="Tabla6.H12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13" office:value-type="string">
            <text:p text:style-name="P23"><text:span text:style-name="T43">6tCN.BL1.5.3 Utilitza el diàleg igualitari per a resoldre conflictes habituals,</text:span><text:span text:style-name="T51"> </text:span><text:span text:style-name="T53">respectant </text:span><text:span text:style-name="T52">els punts de vista dels altres,</text:span><text:span text:style-name="T51"> en les situacions que així ho requerisquen, </text:span><text:span text:style-name="T53">incorpora</text:span><text:span text:style-name="T52"> les intervencions alienes</text:span><text:span text:style-name="T51"> i manté la calma davant dels obstacles i malentesos.</text:span></text:p>
          </table:table-cell>
          <table:table-cell table:style-name="Tabla6.D13" office:value-type="string">
            <text:p text:style-name="P58">CSC</text:p>
            <text:p text:style-name="P58">CCLI</text:p>
            <text:p text:style-name="P58">SIEE</text:p>
            <text:p text:style-name="P58"/>
          </table:table-cell>
          <table:table-cell table:style-name="Tabla6.E13" office:value-type="string">
            <text:p text:style-name="P58"/>
          </table:table-cell>
          <table:table-cell table:style-name="Tabla6.F13" office:value-type="string">
            <text:p text:style-name="P58"/>
          </table:table-cell>
          <table:table-cell table:style-name="Tabla6.G13" office:value-type="string">
            <text:p text:style-name="P58"/>
          </table:table-cell>
          <table:table-cell table:style-name="Tabla6.H13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14" office:value-type="string">
            <text:p text:style-name="P32"><text:span text:style-name="T28">6tCN.BL1.5.4 </text:span><text:span text:style-name="T17">Anima els altres membres</text:span><text:span text:style-name="T28"> del seu <text:s/>grup i </text:span><text:span text:style-name="T17">reconeix el treball</text:span><text:span text:style-name="T28"> que realitzen dins de l'equip.</text:span></text:p>
          </table:table-cell>
          <table:table-cell table:style-name="Tabla6.D14" office:value-type="string">
            <text:p text:style-name="P58">CSC</text:p>
          </table:table-cell>
          <table:table-cell table:style-name="Tabla6.E14" office:value-type="string">
            <text:p text:style-name="P58"/>
          </table:table-cell>
          <table:table-cell table:style-name="Tabla6.F14" office:value-type="string">
            <text:p text:style-name="P58"/>
          </table:table-cell>
          <table:table-cell table:style-name="Tabla6.G14" office:value-type="string">
            <text:p text:style-name="P58"/>
          </table:table-cell>
          <table:table-cell table:style-name="Tabla6.H14" office:value-type="string">
            <text:p text:style-name="P58"/>
          </table:table-cell>
        </table:table-row>
        <table:table-row table:style-name="Tabla6.1">
          <table:table-cell table:style-name="Tabla6.A16" table:number-rows-spanned="2" office:value-type="string">
            <text:p text:style-name="P13">Resiliència, superació obstacles i fracassos.</text:p>
            <text:p text:style-name="P14">Aprenentatge autònom.</text:p>
            <text:p text:style-name="P14">Ús d’estratègies d’aprenentatge cooperatiu i per projectes.</text:p>
            <text:p text:style-name="P14">Obtenció i ús eficaç de la informació.</text:p>
            <text:p text:style-name="P14">Busca d’orientació o ajuda, quan en necessita, de forma precisa.</text:p>
            <text:p text:style-name="P15">Regulació de la perseverança, flexibilitat, control de l’ansietat i incertesa i capacitat d’automotivació abans, durant i després del procés d’aprenentatge. </text:p>
          </table:table-cell>
          <table:table-cell table:style-name="Tabla6.B16" table:number-rows-spanned="2" office:value-type="string">
            <text:p text:style-name="P10">6tCN.BL1.6 Interpretar les demandes de les tasques d’aprenentatge, mantindre la concentració mentres les realitza, mostrar perseverança i flexibilitat davant dels reptes i dificultats, esforçar-se i mantindre la calma i la motivació, i intentar resoldre els dubtes pels seus propis mitjans fent-se preguntes i buscant ajuda, si en necessita.</text:p>
          </table:table-cell>
          <table:table-cell table:style-name="Tabla6.C15" office:value-type="string">
            <text:p text:style-name="P32"><text:span text:style-name="T28">6tCN.BL1.6.1 Roman en </text:span><text:span text:style-name="T17">calma davant de les dificultats</text:span><text:span text:style-name="T28"> que se li presenten quan realitza una seqüència d'activitats completa i manté <text:s/>la </text:span><text:span text:style-name="T17">motivació</text:span><text:span text:style-name="T28"> fins a finalitzar-la.</text:span></text:p>
          </table:table-cell>
          <table:table-cell table:style-name="Tabla6.D15" office:value-type="string">
            <text:p text:style-name="P58">SIEE</text:p>
            <text:p text:style-name="P58"/>
          </table:table-cell>
          <table:table-cell table:style-name="Tabla6.E15" office:value-type="string">
            <text:p text:style-name="P58"/>
          </table:table-cell>
          <table:table-cell table:style-name="Tabla6.F15" office:value-type="string">
            <text:p text:style-name="P58"/>
          </table:table-cell>
          <table:table-cell table:style-name="Tabla6.G15" office:value-type="string">
            <text:p text:style-name="P58"/>
          </table:table-cell>
          <table:table-cell table:style-name="Tabla6.H15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16" office:value-type="string">
            <text:p text:style-name="P32"><text:span text:style-name="T28">6tCN.BL1.6.2 </text:span><text:span text:style-name="T17">Persevera davant dels reptes i dificultats</text:span><text:span text:style-name="T28"> que se li plantegen en la realització d'una seqüència d'activitats completa i mostra </text:span><text:span text:style-name="T17">flexibilitat</text:span><text:span text:style-name="T28"> buscant</text:span><text:span text:style-name="T17"> solucions alternatives.</text:span></text:p>
          </table:table-cell>
          <table:table-cell table:style-name="Tabla6.D16" office:value-type="string">
            <text:p text:style-name="P58">CAA</text:p>
            <text:p text:style-name="P58">SIEE</text:p>
            <text:p text:style-name="P58"/>
          </table:table-cell>
          <table:table-cell table:style-name="Tabla6.E16" office:value-type="string">
            <text:p text:style-name="P58"/>
          </table:table-cell>
          <table:table-cell table:style-name="Tabla6.F16" office:value-type="string">
            <text:p text:style-name="P58"/>
          </table:table-cell>
          <table:table-cell table:style-name="Tabla6.G16" office:value-type="string">
            <text:p text:style-name="P58"/>
          </table:table-cell>
          <table:table-cell table:style-name="Tabla6.H16" office:value-type="string">
            <text:p text:style-name="P58"/>
          </table:table-cell>
        </table:table-row>
        <table:table-row table:style-name="Tabla6.1">
          <table:table-cell table:style-name="Tabla6.A18" table:number-rows-spanned="2" office:value-type="string">
            <text:p text:style-name="P13">Planificació, organització i gestió de projectes individuals o col·lectius. </text:p>
            <text:p text:style-name="P14">Selecció d’informació tècnica i materials.</text:p>
            <text:p text:style-name="P14">Ús d’estratègies de supervisió. </text:p>
            <text:p text:style-name="P14">Presa de decisions i calibratge d’oportunitats i riscos.</text:p>
            <text:p text:style-name="P14">Transformació d’idees en accions. </text:p>
            <text:p text:style-name="P14">Ús de criteris per a avaluar un projecte i un producte amb ajuda de guies. </text:p>
            <text:p text:style-name="P14">Reconeixement i aprenentatge dels errors propis. </text:p>
            <text:p text:style-name="P14"><text:soft-page-break/>Millora del producte i del procés després de l’avaluació.</text:p>
          </table:table-cell>
          <table:table-cell table:style-name="Tabla6.B18" table:number-rows-spanned="2" office:value-type="string">
            <text:p text:style-name="P12">6tCN.BL1.7 Planificar la realització d’un producte o una tasca, establir metes, proposar un pla ordenat d’accions per a aconseguir-les, seleccionar els materials i estimar el temps per a cada pas, adaptant-lo davant dels canvis i imprevistos, avaluar el procés i la qualitat del producte final amb ajuda de guies per a l’observació i detallar les millores realitzades.</text:p>
          </table:table-cell>
          <table:table-cell table:style-name="Tabla6.C17" office:value-type="string">
            <text:p text:style-name="P18"><text:span text:style-name="T10">6tCN.BL1.7.1</text:span><text:span text:style-name="T11"> Estima el temps </text:span><text:span text:style-name="T10">que requerix <text:s/>cadascun dels passos del desenrotllament d'un producte o una tasca prèviament planificada i adapta</text:span><text:span text:style-name="T11"> el cronograma a canvis</text:span><text:span text:style-name="T10"> i imprevistos.</text:span></text:p>
          </table:table-cell>
          <table:table-cell table:style-name="Tabla6.D17" office:value-type="string">
            <text:p text:style-name="P58">CAA</text:p>
            <text:p text:style-name="P58">SIEE</text:p>
            <text:p text:style-name="P58"/>
          </table:table-cell>
          <table:table-cell table:style-name="Tabla6.E17" office:value-type="string">
            <text:p text:style-name="P58"/>
          </table:table-cell>
          <table:table-cell table:style-name="Tabla6.F17" office:value-type="string">
            <text:p text:style-name="P58"/>
          </table:table-cell>
          <table:table-cell table:style-name="Tabla6.G17" office:value-type="string">
            <text:p text:style-name="P58"/>
          </table:table-cell>
          <table:table-cell table:style-name="Tabla6.H17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18" office:value-type="string">
            <text:p text:style-name="P32"><text:span text:style-name="T28">6tCN.BL1.7.2 Expressa de forma detallada les </text:span><text:span text:style-name="T17">millores</text:span><text:span text:style-name="T28"> que ha realitzat durant el procés de realització d'un producte o tasca per a </text:span><text:span text:style-name="T17">aconseguir els resultats especificats</text:span><text:span text:style-name="T28"> </text:span><text:span text:style-name="T17">en una guia d'observació</text:span><text:span text:style-name="T28"> prèviament acordada de forma individual o col·lectiva.</text:span></text:p>
          </table:table-cell>
          <table:table-cell table:style-name="Tabla6.D18" office:value-type="string">
            <text:p text:style-name="P58">CAA</text:p>
            <text:p text:style-name="P58">SIEE</text:p>
            <text:p text:style-name="P58"/>
          </table:table-cell>
          <table:table-cell table:style-name="Tabla6.E18" office:value-type="string">
            <text:p text:style-name="P58"/>
          </table:table-cell>
          <table:table-cell table:style-name="Tabla6.F18" office:value-type="string">
            <text:p text:style-name="P58"/>
          </table:table-cell>
          <table:table-cell table:style-name="Tabla6.G18" office:value-type="string">
            <text:p text:style-name="P58"/>
          </table:table-cell>
          <table:table-cell table:style-name="Tabla6.H18" office:value-type="string">
            <text:p text:style-name="P59"/>
          </table:table-cell>
        </table:table-row>
        <table:table-row table:style-name="Tabla6.19">
          <table:table-cell table:style-name="Tabla6.A2" table:number-columns-spanned="8" office:value-type="string">
            <text:p text:style-name="P30">BLOC 2: EL SER HUMÀ I LA SAL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19">
          <table:table-cell table:style-name="Tabla6.A20" office:value-type="string">
            <text:p text:style-name="P54">CONTINGUTS</text:p>
          </table:table-cell>
          <table:table-cell table:style-name="Tabla6.A20" office:value-type="string">
            <text:p text:style-name="P55">CRITERIS D'AVALUACIÓ</text:p>
          </table:table-cell>
          <table:table-cell table:style-name="Tabla6.A20" office:value-type="string">
            <text:p text:style-name="P55"><text:span text:style-name="T4">INDICADORS </text:span><text:span text:style-name="T6">D'ÈXIT</text:span></text:p>
          </table:table-cell>
          <table:table-cell table:style-name="Tabla6.A20" office:value-type="string">
            <text:p text:style-name="P55">CCLV</text:p>
          </table:table-cell>
          <table:table-cell table:style-name="Tabla6.A20" office:value-type="string">
            <text:p text:style-name="P56">1<text:span text:style-name="T3">r</text:span> T</text:p>
          </table:table-cell>
          <table:table-cell table:style-name="Tabla6.A20" office:value-type="string">
            <text:p text:style-name="P56">2<text:span text:style-name="T3">n</text:span> T</text:p>
          </table:table-cell>
          <table:table-cell table:style-name="Tabla6.A20" office:value-type="string">
            <text:p text:style-name="P56">3<text:span text:style-name="T3">r</text:span> T</text:p>
          </table:table-cell>
          <table:table-cell table:style-name="Tabla6.H20" office:value-type="string">
            <text:p text:style-name="P56">FIN</text:p>
          </table:table-cell>
        </table:table-row>
        <table:table-row table:style-name="Tabla6.1">
          <table:table-cell table:style-name="Tabla6.A22" table:number-rows-spanned="2" office:value-type="string">
            <text:p text:style-name="P24">Anatomia i fisiologia del cos humà: aparells i sistemes.</text:p>
            <text:p text:style-name="P25">Funció de nutrició i de reproducció.</text:p>
            <text:p text:style-name="P25">Ús de programes i aplicacions informàtiques d’anatomia del cos humà.</text:p>
          </table:table-cell>
          <table:table-cell table:style-name="Tabla6.B22" table:number-rows-spanned="2" office:value-type="string">
            <text:p text:style-name="P28">6tCN.BL2.1 Identificar i localitzar els principals òrgans implicats en les funcions de nutrició i reproducció del cos humà i reconéixer les relacions fonamentals entre elles per mitjà de l’ús de les TIC de forma eficient i responsable.</text:p>
          </table:table-cell>
          <table:table-cell table:style-name="Tabla6.C21" office:value-type="string">
            <text:p text:style-name="P32"><text:span text:style-name="T13">6tCN.BL2.1.1 Identifica els principals òrgans</text:span><text:span text:style-name="T15"> implicats en les funcions de nutrició i reproducció </text:span><text:span text:style-name="T13">del cos humà per mitjà de l'ús</text:span><text:span text:style-name="T15"> de les TIC </text:span><text:span text:style-name="T13">de forma eficient i responsable.</text:span></text:p>
          </table:table-cell>
          <table:table-cell table:style-name="Tabla6.D21" office:value-type="string">
            <text:p text:style-name="P58">CMCT</text:p>
            <text:p text:style-name="P58">CD</text:p>
          </table:table-cell>
          <table:table-cell table:style-name="Tabla6.E21" office:value-type="string">
            <text:p text:style-name="P58"/>
          </table:table-cell>
          <table:table-cell table:style-name="Tabla6.F21" office:value-type="string">
            <text:p text:style-name="P58"/>
          </table:table-cell>
          <table:table-cell table:style-name="Tabla6.G21" office:value-type="string">
            <text:p text:style-name="P58"/>
          </table:table-cell>
          <table:table-cell table:style-name="Tabla6.H21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22" office:value-type="string">
            <text:p text:style-name="P20"><text:span text:style-name="T13">6tCN.BL2.1.2 Reconeix les característiques fonamentals de les </text:span><text:span text:style-name="T15">funcions de nutrició i reproducció </text:span><text:span text:style-name="T13">del cos humà</text:span><text:span text:style-name="T15"> </text:span><text:span text:style-name="T23">per mitjà de</text:span><text:span text:style-name="T13"> </text:span><text:span text:style-name="T15">l'ús de les TIC </text:span><text:span text:style-name="T13">de forma eficient i responsable.</text:span></text:p>
          </table:table-cell>
          <table:table-cell table:style-name="Tabla6.D22" office:value-type="string">
            <text:p text:style-name="P58">CMCT</text:p>
            <text:p text:style-name="P58">CD</text:p>
            <text:p text:style-name="P58"/>
          </table:table-cell>
          <table:table-cell table:style-name="Tabla6.E22" office:value-type="string">
            <text:p text:style-name="P58"/>
          </table:table-cell>
          <table:table-cell table:style-name="Tabla6.F22" office:value-type="string">
            <text:p text:style-name="P58"/>
          </table:table-cell>
          <table:table-cell table:style-name="Tabla6.G22" office:value-type="string">
            <text:p text:style-name="P58"/>
          </table:table-cell>
          <table:table-cell table:style-name="Tabla6.H22" office:value-type="string">
            <text:p text:style-name="P58"/>
          </table:table-cell>
        </table:table-row>
        <table:table-row table:style-name="Tabla6.1">
          <table:table-cell table:style-name="Tabla6.A24" table:number-rows-spanned="2" office:value-type="string">
            <text:p text:style-name="P44">Malalties que afecten aparells i sistemes, com per exemple: diabetis, obesitat, anèmia, etc.</text:p>
          </table:table-cell>
          <table:table-cell table:style-name="Tabla6.B24" table:number-rows-spanned="2" office:value-type="string">
            <text:p text:style-name="P45">6tCN.BL2.2 Relacionar malalties que afecten aparells i sistemes del cos humà, adoptar estils de vida saludables i mesures preventives contra la malaltia, i reconéixer les repercussions que tenen amb l’adequat funcionament del cos i per a conservar la salut.</text:p>
          </table:table-cell>
          <table:table-cell table:style-name="Tabla6.C23" office:value-type="string">
            <text:p text:style-name="P35"><text:span text:style-name="T37">6tCN.BL2.2.1 Adopta estils de vida saludables i </text:span><text:span text:style-name="T40">mesures</text:span><text:span text:style-name="T39"> preventives davant de la malaltia </text:span><text:span text:style-name="T38">per a</text:span><text:span text:style-name="T37"> l’adequat funcionament del cos i per a conservar la salut.</text:span></text:p>
          </table:table-cell>
          <table:table-cell table:style-name="Tabla6.D23" office:value-type="string">
            <text:p text:style-name="P58">CMCT</text:p>
            <text:p text:style-name="P58">SIEE</text:p>
            <text:p text:style-name="P58"/>
          </table:table-cell>
          <table:table-cell table:style-name="Tabla6.E23" office:value-type="string">
            <text:p text:style-name="P58"/>
          </table:table-cell>
          <table:table-cell table:style-name="Tabla6.F23" office:value-type="string">
            <text:p text:style-name="P58"/>
          </table:table-cell>
          <table:table-cell table:style-name="Tabla6.G23" office:value-type="string">
            <text:p text:style-name="P58"/>
          </table:table-cell>
          <table:table-cell table:style-name="Tabla6.H23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24" office:value-type="string">
            <text:p text:style-name="P32"><text:span text:style-name="T44">6tCN.BL2.2.2 Relaciona les </text:span><text:span text:style-name="T45">malalties</text:span><text:span text:style-name="T44"> que afecten aparells i sistemes </text:span><text:span text:style-name="T45">del cos humà amb les repercussions que tenen per a l'adequat funcionament del mateix.</text:span></text:p>
          </table:table-cell>
          <table:table-cell table:style-name="Tabla6.D24" office:value-type="string">
            <text:p text:style-name="P58">CMCT</text:p>
            <text:p text:style-name="P58">SIEE</text:p>
            <text:p text:style-name="P58"/>
          </table:table-cell>
          <table:table-cell table:style-name="Tabla6.E24" office:value-type="string">
            <text:p text:style-name="P58"/>
          </table:table-cell>
          <table:table-cell table:style-name="Tabla6.F24" office:value-type="string">
            <text:p text:style-name="P58"/>
          </table:table-cell>
          <table:table-cell table:style-name="Tabla6.G24" office:value-type="string">
            <text:p text:style-name="P58"/>
          </table:table-cell>
          <table:table-cell table:style-name="Tabla6.H24" office:value-type="string">
            <text:p text:style-name="P58"/>
          </table:table-cell>
        </table:table-row>
        <table:table-row table:style-name="Tabla6.1">
          <table:table-cell table:style-name="Tabla6.A26" table:number-rows-spanned="2" office:value-type="string">
            <text:p text:style-name="P24">Resolució pacífica de conflictes.</text:p>
            <text:p text:style-name="P25">Igualtat entre hòmens i dones.</text:p>
            <text:p text:style-name="P28">Diàleg.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Tabla6.B26" table:number-rows-spanned="2" office:value-type="string">
            <text:p text:style-name="P28">6tCN.BL2.3 Reconéixer emocions i sentiments propis i aliens, adoptar una conducta assertiva per a la resolució de conflictes de forma dialogada, reflexionar i extraure conclusions per a expressar-se mostrant empatia de forma respectuosa i creativa.</text:p>
          </table:table-cell>
          <table:table-cell table:style-name="Tabla6.C25" office:value-type="string">
            <text:p text:style-name="P32"><text:span text:style-name="T13">6tCN.BL2.3.1 Reconeix emocions i sentiments propis i aliens i </text:span><text:span text:style-name="T15">adopta una conducta assertiva per a la resolució de conflictes de forma dialogada</text:span><text:span text:style-name="T13">.</text:span></text:p>
          </table:table-cell>
          <table:table-cell table:style-name="Tabla6.D25" office:value-type="string">
            <text:p text:style-name="P58">SIEE</text:p>
            <text:p text:style-name="P58">CSC</text:p>
            <text:p text:style-name="P58">CAA</text:p>
          </table:table-cell>
          <table:table-cell table:style-name="Tabla6.E25" office:value-type="string">
            <text:p text:style-name="P58"/>
          </table:table-cell>
          <table:table-cell table:style-name="Tabla6.F25" office:value-type="string">
            <text:p text:style-name="P58"/>
          </table:table-cell>
          <table:table-cell table:style-name="Tabla6.G25" office:value-type="string">
            <text:p text:style-name="P58"/>
          </table:table-cell>
          <table:table-cell table:style-name="Tabla6.H25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26" office:value-type="string">
            <text:p text:style-name="P32"><text:span text:style-name="T13">6tCN.BL2.3.2 Expressa empatia de forma respectuosa i creativa i es posa en el lloc d'altres per a la</text:span><text:span text:style-name="T15"> resolució de conflictes de forma dialogada.</text:span></text:p>
          </table:table-cell>
          <table:table-cell table:style-name="Tabla6.D26" office:value-type="string">
            <text:p text:style-name="P58">SIEE</text:p>
            <text:p text:style-name="P58">CSC</text:p>
            <text:p text:style-name="P58">CAA</text:p>
          </table:table-cell>
          <table:table-cell table:style-name="Tabla6.E26" office:value-type="string">
            <text:p text:style-name="P58"/>
          </table:table-cell>
          <table:table-cell table:style-name="Tabla6.F26" office:value-type="string">
            <text:p text:style-name="P58"/>
          </table:table-cell>
          <table:table-cell table:style-name="Tabla6.G26" office:value-type="string">
            <text:p text:style-name="P58"/>
          </table:table-cell>
          <table:table-cell table:style-name="Tabla6.H26" office:value-type="string">
            <text:p text:style-name="P58"/>
          </table:table-cell>
        </table:table-row>
        <text:soft-page-break/>
        <table:table-row table:style-name="Tabla6.19">
          <table:table-cell table:style-name="Tabla6.A2" table:number-columns-spanned="8" office:value-type="string">
            <text:p text:style-name="P42">BLOC 3. ELS SERS VI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19">
          <table:table-cell table:style-name="Tabla6.A20" office:value-type="string">
            <text:p text:style-name="P54">CONTINGUTS</text:p>
          </table:table-cell>
          <table:table-cell table:style-name="Tabla6.A20" office:value-type="string">
            <text:p text:style-name="P55">CRITERIS D'AVALUACIÓ</text:p>
          </table:table-cell>
          <table:table-cell table:style-name="Tabla6.A20" office:value-type="string">
            <text:p text:style-name="P55"><text:span text:style-name="T4">INDICADORS </text:span><text:span text:style-name="T6">D'ÈXIT</text:span></text:p>
          </table:table-cell>
          <table:table-cell table:style-name="Tabla6.A20" office:value-type="string">
            <text:p text:style-name="P55">CCLV</text:p>
          </table:table-cell>
          <table:table-cell table:style-name="Tabla6.A20" office:value-type="string">
            <text:p text:style-name="P56">1<text:span text:style-name="T3">r</text:span> T</text:p>
          </table:table-cell>
          <table:table-cell table:style-name="Tabla6.A20" office:value-type="string">
            <text:p text:style-name="P56">2<text:span text:style-name="T3">n</text:span> T</text:p>
          </table:table-cell>
          <table:table-cell table:style-name="Tabla6.A20" office:value-type="string">
            <text:p text:style-name="P56">3<text:span text:style-name="T3">r</text:span> T</text:p>
          </table:table-cell>
          <table:table-cell table:style-name="Tabla6.H20" office:value-type="string">
            <text:p text:style-name="P56">FIN</text:p>
          </table:table-cell>
        </table:table-row>
        <table:table-row table:style-name="Tabla6.1">
          <table:table-cell table:style-name="Tabla6.A4" table:number-rows-spanned="3" office:value-type="string">
            <text:p text:style-name="P36">La cèl·lula: parts i tipus.</text:p>
            <text:p text:style-name="P36">Ús de programes i aplicacions informàtiques.</text:p>
          </table:table-cell>
          <table:table-cell table:style-name="Tabla6.A4" table:number-rows-spanned="3" office:value-type="string">
            <text:p text:style-name="P36">6tCN.BL3.1 Identificar i explicar les diferents parts i tipus de cèl·lules, i reconéixer les principals característiques a través de l’ús eficient i responsable de la lupa i les TIC.</text:p>
          </table:table-cell>
          <table:table-cell table:style-name="Tabla6.A4" office:value-type="string">
            <text:p text:style-name="P34"><text:span text:style-name="T37">6tCN.BL3.1.1 Descriu les diferents</text:span><text:span text:style-name="T39"> parts i tipus de cèl·lules </text:span><text:span text:style-name="T38">i </text:span><text:span text:style-name="T37">reconeix les seus principals característiques a través de l’observació.</text:span></text:p>
          </table:table-cell>
          <table:table-cell table:style-name="Tabla6.A4" office:value-type="string">
            <text:p text:style-name="P58">CMCT</text:p>
            <text:p text:style-name="P58">CSC</text:p>
            <text:p text:style-name="P58"/>
          </table:table-cell>
          <table:table-cell table:style-name="Tabla6.A4" office:value-type="string">
            <text:p text:style-name="P58"/>
          </table:table-cell>
          <table:table-cell table:style-name="Tabla6.A4" office:value-type="string">
            <text:p text:style-name="P58"/>
          </table:table-cell>
          <table:table-cell table:style-name="Tabla6.A4" office:value-type="string">
            <text:p text:style-name="P58"/>
          </table:table-cell>
          <table:table-cell table:style-name="Tabla6.H4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30" office:value-type="string">
            <text:p text:style-name="P20"><text:span text:style-name="T13">6tCN.BL3.1.2 Organitza</text:span><text:span text:style-name="T28"> adequadament </text:span><text:span text:style-name="T17">(mapes conceptuals o ferramentes senzilles d'edició i presentació de continguts digitals) </text:span><text:span text:style-name="T28">la informació obtinguda en </text:span><text:span text:style-name="T17">mitjans</text:span><text:span text:style-name="T16"> digitals</text:span><text:span text:style-name="T28"> sobre la cèl·lula</text:span><text:span text:style-name="T17"> </text:span><text:span text:style-name="T24">per </text:span><text:span text:style-name="T25">a</text:span><text:span text:style-name="T18"> </text:span><text:span text:style-name="T29">u</text:span><text:span text:style-name="T28">tilitzar-la en tasques d'aprenentatge.</text:span></text:p>
          </table:table-cell>
          <table:table-cell table:style-name="Tabla6.D30" office:value-type="string">
            <text:p text:style-name="P58">CMCT</text:p>
            <text:p text:style-name="P58">CD</text:p>
          </table:table-cell>
          <table:table-cell table:style-name="Tabla6.E30" office:value-type="string">
            <text:p text:style-name="P58"/>
          </table:table-cell>
          <table:table-cell table:style-name="Tabla6.F30" office:value-type="string">
            <text:p text:style-name="P58"/>
          </table:table-cell>
          <table:table-cell table:style-name="Tabla6.G30" office:value-type="string">
            <text:p text:style-name="P58"/>
          </table:table-cell>
          <table:table-cell table:style-name="Tabla6.H30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31" office:value-type="string">
            <text:p text:style-name="P20">6tCN.BL3.1.3 Fa un ús eficient i responsable de la lupa en els processos d'observació.</text:p>
          </table:table-cell>
          <table:table-cell table:style-name="Tabla6.D31" office:value-type="string">
            <text:p text:style-name="P58">CMCT</text:p>
          </table:table-cell>
          <table:table-cell table:style-name="Tabla6.E31" office:value-type="string">
            <text:p text:style-name="P58"/>
          </table:table-cell>
          <table:table-cell table:style-name="Tabla6.F31" office:value-type="string">
            <text:p text:style-name="P58"/>
          </table:table-cell>
          <table:table-cell table:style-name="Tabla6.G31" office:value-type="string">
            <text:p text:style-name="P58"/>
          </table:table-cell>
          <table:table-cell table:style-name="Tabla6.H31" office:value-type="string">
            <text:p text:style-name="P58"/>
          </table:table-cell>
        </table:table-row>
        <table:table-row table:style-name="Tabla6.19">
          <table:table-cell table:style-name="Tabla6.A2" table:number-columns-spanned="8" office:value-type="string">
            <text:p text:style-name="P31"><text:s/>BLOC 4: MATÈRIA I ENERG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19">
          <table:table-cell table:style-name="Tabla6.A20" office:value-type="string">
            <text:p text:style-name="P54">CONTINGUTS</text:p>
          </table:table-cell>
          <table:table-cell table:style-name="Tabla6.A20" office:value-type="string">
            <text:p text:style-name="P55">CRITERIS D'AVALUACIÓ</text:p>
          </table:table-cell>
          <table:table-cell table:style-name="Tabla6.A20" office:value-type="string">
            <text:p text:style-name="P55"><text:span text:style-name="T4">INDICADORS </text:span><text:span text:style-name="T6">D'ÈXIT</text:span></text:p>
          </table:table-cell>
          <table:table-cell table:style-name="Tabla6.A20" office:value-type="string">
            <text:p text:style-name="P55">CCLV</text:p>
          </table:table-cell>
          <table:table-cell table:style-name="Tabla6.A20" office:value-type="string">
            <text:p text:style-name="P56">1<text:span text:style-name="T3">r</text:span> T</text:p>
          </table:table-cell>
          <table:table-cell table:style-name="Tabla6.A20" office:value-type="string">
            <text:p text:style-name="P56">2<text:span text:style-name="T3">n</text:span> T</text:p>
          </table:table-cell>
          <table:table-cell table:style-name="Tabla6.A20" office:value-type="string">
            <text:p text:style-name="P56">3<text:span text:style-name="T3">r</text:span> T</text:p>
          </table:table-cell>
          <table:table-cell table:style-name="Tabla6.H20" office:value-type="string">
            <text:p text:style-name="P56">FIN</text:p>
          </table:table-cell>
        </table:table-row>
        <table:table-row table:style-name="Tabla6.1">
          <table:table-cell table:style-name="Tabla6.A4" table:number-rows-spanned="2" office:value-type="string">
            <text:p text:style-name="P26">La densitat dels cossos.</text:p>
            <text:p text:style-name="P26">Experiències de flotabilitat en diferents tipus de materials.</text:p>
          </table:table-cell>
          <table:table-cell table:style-name="Tabla6.A4" table:number-rows-spanned="2" office:value-type="string">
            <text:p text:style-name="P29">6tCN.BL4.1 Aplicar els procediments per al càlcul de la densitat d’un cos i explicar el fenomen de flotabilitat per mitjà de l’experimentació.</text:p>
          </table:table-cell>
          <table:table-cell table:style-name="Tabla6.A4" office:value-type="string">
            <text:p text:style-name="P20"><text:span text:style-name="T13">6tCN.BL4.1.1 Aplica els procediments per al </text:span><text:span text:style-name="T15">càlcul</text:span><text:span text:style-name="T14"> de la densitat</text:span><text:span text:style-name="T13"> d'un cos per mitjà de l'experimentació.</text:span><text:bookmark text:name="__DdeLink__295_1116109517"/></text:p>
          </table:table-cell>
          <table:table-cell table:style-name="Tabla6.A4" office:value-type="string">
            <text:p text:style-name="P58">CMCT</text:p>
            <text:p text:style-name="P58">SIEE</text:p>
            <text:p text:style-name="P58"/>
          </table:table-cell>
          <table:table-cell table:style-name="Tabla6.A4" office:value-type="string">
            <text:p text:style-name="P58"/>
          </table:table-cell>
          <table:table-cell table:style-name="Tabla6.A4" office:value-type="string">
            <text:p text:style-name="P58"/>
          </table:table-cell>
          <table:table-cell table:style-name="Tabla6.A4" office:value-type="string">
            <text:p text:style-name="P58"/>
          </table:table-cell>
          <table:table-cell table:style-name="Tabla6.H4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35" office:value-type="string">
            <text:p text:style-name="P20"><text:span text:style-name="T13">6tCN.BL4.1.2 Explica el </text:span><text:span text:style-name="T15">fenomen</text:span><text:span text:style-name="T14"> de flotabilitat</text:span><text:span text:style-name="T13"> de diferents tipus de materials per mitjà de l'experimentació.</text:span></text:p>
          </table:table-cell>
          <table:table-cell table:style-name="Tabla6.D35" office:value-type="string">
            <text:p text:style-name="P58">CMCT</text:p>
            <text:p text:style-name="P58">SIEE</text:p>
          </table:table-cell>
          <table:table-cell table:style-name="Tabla6.E35" office:value-type="string">
            <text:p text:style-name="P58"/>
          </table:table-cell>
          <table:table-cell table:style-name="Tabla6.F35" office:value-type="string">
            <text:p text:style-name="P58"/>
          </table:table-cell>
          <table:table-cell table:style-name="Tabla6.G35" office:value-type="string">
            <text:p text:style-name="P58"/>
          </table:table-cell>
          <table:table-cell table:style-name="Tabla6.H35" office:value-type="string">
            <text:p text:style-name="P58"/>
          </table:table-cell>
        </table:table-row>
        <table:table-row table:style-name="Tabla6.1">
          <table:table-cell table:style-name="Tabla6.A38" table:number-rows-spanned="3" office:value-type="string">
            <text:p text:style-name="P26">Hàbits de consum responsable de l’energia.</text:p>
          </table:table-cell>
          <table:table-cell table:style-name="Tabla6.B38" table:number-rows-spanned="3" office:value-type="string">
            <text:p text:style-name="P46"><text:span text:style-name="T13">6tCN.BL4.2 Diferenciar les principals característiques de tipus d'energia, les seues fonts, el seu origen i matèries primeres, enunciant els beneficis i riscos del seu ús (</text:span><text:span text:style-name="T30">esgotament</text:span><text:span text:style-name="T13">, pluja àcida, radioactivitat), actuant d'acord amb hàbits de consum responsable de l'energia i altres recursos.</text:span></text:p>
          </table:table-cell>
          <table:table-cell table:style-name="Tabla6.C36" office:value-type="string">
            <text:p text:style-name="P20"><text:span text:style-name="T13">6tCN.BL4.2.1 Diferencia les principals</text:span><text:span text:style-name="T14"> característiques dels distints tipus d'energia, les seues fonts, el seu origen i les matèries primeres</text:span><text:span text:style-name="T13">.</text:span></text:p>
          </table:table-cell>
          <table:table-cell table:style-name="Tabla6.D36" office:value-type="string">
            <text:p text:style-name="P58">CMCT</text:p>
            <text:p text:style-name="P58">CSC</text:p>
            <text:p text:style-name="P58"/>
          </table:table-cell>
          <table:table-cell table:style-name="Tabla6.E36" office:value-type="string">
            <text:p text:style-name="P58"/>
          </table:table-cell>
          <table:table-cell table:style-name="Tabla6.F36" office:value-type="string">
            <text:p text:style-name="P58"/>
          </table:table-cell>
          <table:table-cell table:style-name="Tabla6.G36" office:value-type="string">
            <text:p text:style-name="P58"/>
          </table:table-cell>
          <table:table-cell table:style-name="Tabla6.H36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37" office:value-type="string">
            <text:p text:style-name="P20"><text:span text:style-name="T13">6tCN.BL4 2.2 Enuncia els</text:span><text:span text:style-name="T14"> beneficis i riscos de l'ús</text:span><text:span text:style-name="T13"> dels diferents tipus d'energia (</text:span><text:span text:style-name="T30">esgotament</text:span><text:span text:style-name="T13">, pluja àcida, radioactivitat).</text:span></text:p>
          </table:table-cell>
          <table:table-cell table:style-name="Tabla6.D37" office:value-type="string">
            <text:p text:style-name="P58">CMCT</text:p>
            <text:p text:style-name="P58">CSC</text:p>
          </table:table-cell>
          <table:table-cell table:style-name="Tabla6.E37" office:value-type="string">
            <text:p text:style-name="P58"/>
          </table:table-cell>
          <table:table-cell table:style-name="Tabla6.F37" office:value-type="string">
            <text:p text:style-name="P58"/>
          </table:table-cell>
          <table:table-cell table:style-name="Tabla6.G37" office:value-type="string">
            <text:p text:style-name="P58"/>
          </table:table-cell>
          <table:table-cell table:style-name="Tabla6.H37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38" office:value-type="string">
            <text:p text:style-name="P20"><text:span text:style-name="T13">6tCN.BL4.2.3 Actua al centre i al barri d'acord </text:span><text:span text:style-name="T15">amb</text:span><text:span text:style-name="T14"> hàbits de consum responsable</text:span><text:span text:style-name="T13"> de l'energia i altres recursos.</text:span></text:p>
          </table:table-cell>
          <table:table-cell table:style-name="Tabla6.D38" office:value-type="string">
            <text:p text:style-name="P58">CMCT</text:p>
            <text:p text:style-name="P58">CSC</text:p>
          </table:table-cell>
          <table:table-cell table:style-name="Tabla6.E38" office:value-type="string">
            <text:p text:style-name="P58"/>
          </table:table-cell>
          <table:table-cell table:style-name="Tabla6.F38" office:value-type="string">
            <text:p text:style-name="P58"/>
          </table:table-cell>
          <table:table-cell table:style-name="Tabla6.G38" office:value-type="string">
            <text:p text:style-name="P58"/>
          </table:table-cell>
          <table:table-cell table:style-name="Tabla6.H38" office:value-type="string">
            <text:p text:style-name="P58"/>
          </table:table-cell>
        </table:table-row>
        <text:soft-page-break/>
        <table:table-row table:style-name="Tabla6.1">
          <table:table-cell table:style-name="Tabla6.A40" table:number-rows-spanned="2" office:value-type="string">
            <text:p text:style-name="P26">Substàncies pures, mescles i dissolucions.</text:p>
            <text:p text:style-name="P27">Els canvis químics de la matèria i les seues reaccions.</text:p>
            <text:p text:style-name="P27">Separació dels components d’una mescla per mitjà de destil·lació, filtració, dissolució, decantació.</text:p>
          </table:table-cell>
          <table:table-cell table:style-name="Tabla6.B40" table:number-rows-spanned="2" office:value-type="string">
            <text:p text:style-name="P20">6tCN.BL4.3 Planificar i realitzar experiències senzilles per a reconéixer els canvis químics de la matèria i les seues reaccions, respectant les normes d'ús, de seguretat i de conservació dels instruments i dels materials de treball a l'aula.</text:p>
          </table:table-cell>
          <table:table-cell table:style-name="Tabla6.C39" office:value-type="string">
            <text:p text:style-name="P20"><text:span text:style-name="T13">6tCN.BL4.3.1 </text:span><text:span text:style-name="T14">Reconeix</text:span><text:span text:style-name="T13"> en experiències senzilles, </text:span><text:span text:style-name="T31">planificades</text:span><text:span text:style-name="T32"> amb els seus companys i amb l'ajuda de guies</text:span><text:span text:style-name="T34">,</text:span><text:span text:style-name="T13"> </text:span><text:span text:style-name="T15">els</text:span><text:span text:style-name="T14"> distints tipus de matèria segons la seua composició (substàncies pures, mescles i dissolucions) i els <text:s/>canvis químics de la matèria.</text:span></text:p>
          </table:table-cell>
          <table:table-cell table:style-name="Tabla6.D39" office:value-type="string">
            <text:p text:style-name="P58">CMCT</text:p>
            <text:p text:style-name="P58">SIEE</text:p>
          </table:table-cell>
          <table:table-cell table:style-name="Tabla6.E39" office:value-type="string">
            <text:p text:style-name="P58"/>
          </table:table-cell>
          <table:table-cell table:style-name="Tabla6.F39" office:value-type="string">
            <text:p text:style-name="P58"/>
          </table:table-cell>
          <table:table-cell table:style-name="Tabla6.G39" office:value-type="string">
            <text:p text:style-name="P58"/>
          </table:table-cell>
          <table:table-cell table:style-name="Tabla6.H39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40" office:value-type="string">
            <text:p text:style-name="P20"><text:span text:style-name="T13">6tCN.BL4.3.3 </text:span><text:span text:style-name="T36">Participa en </text:span><text:span text:style-name="T22">l'avaluació </text:span><text:span text:style-name="T36">del </text:span><text:span text:style-name="T22">compliment de les normes d'ús, de seguretat i de conservació de materials</text:span><text:span text:style-name="T36"> i instruments adequades al context de les</text:span><text:span text:style-name="T22"> eixides</text:span><text:span text:style-name="T36"> fora de l'aula i fa</text:span><text:span text:style-name="T22"> propostes de millora</text:span><text:span text:style-name="T36"> per a les situacions conflictives que es produïxen</text:span><text:span text:style-name="T22">.</text:span></text:p>
          </table:table-cell>
          <table:table-cell table:style-name="Tabla6.D40" office:value-type="string">
            <text:p text:style-name="P58">CSC</text:p>
            <text:p text:style-name="P58">SIEE</text:p>
          </table:table-cell>
          <table:table-cell table:style-name="Tabla6.E40" office:value-type="string">
            <text:p text:style-name="P58"/>
          </table:table-cell>
          <table:table-cell table:style-name="Tabla6.F40" office:value-type="string">
            <text:p text:style-name="P58"/>
          </table:table-cell>
          <table:table-cell table:style-name="Tabla6.G40" office:value-type="string">
            <text:p text:style-name="P58"/>
          </table:table-cell>
          <table:table-cell table:style-name="Tabla6.H40" office:value-type="string">
            <text:p text:style-name="P58"/>
          </table:table-cell>
        </table:table-row>
        <table:table-row table:style-name="Tabla6.19">
          <table:table-cell table:style-name="Tabla6.A2" table:number-columns-spanned="8" office:value-type="string">
            <text:p text:style-name="P42">BLOC 5. LA TECNOLOGIA, OBJECTES I MÀQUI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19">
          <table:table-cell table:style-name="Tabla6.A20" office:value-type="string">
            <text:p text:style-name="P54">CONTINGUTS</text:p>
          </table:table-cell>
          <table:table-cell table:style-name="Tabla6.A20" office:value-type="string">
            <text:p text:style-name="P55">CRITERIS D'AVALUACIÓ</text:p>
          </table:table-cell>
          <table:table-cell table:style-name="Tabla6.A20" office:value-type="string">
            <text:p text:style-name="P55"><text:span text:style-name="T4">INDICADORS </text:span><text:span text:style-name="T6">D'ÈXIT</text:span></text:p>
          </table:table-cell>
          <table:table-cell table:style-name="Tabla6.A20" office:value-type="string">
            <text:p text:style-name="P55">CCLV</text:p>
          </table:table-cell>
          <table:table-cell table:style-name="Tabla6.A20" office:value-type="string">
            <text:p text:style-name="P56">1<text:span text:style-name="T3">r</text:span> T</text:p>
          </table:table-cell>
          <table:table-cell table:style-name="Tabla6.A20" office:value-type="string">
            <text:p text:style-name="P56">2<text:span text:style-name="T3">n</text:span> T</text:p>
          </table:table-cell>
          <table:table-cell table:style-name="Tabla6.A20" office:value-type="string">
            <text:p text:style-name="P56">3<text:span text:style-name="T3">r</text:span> T</text:p>
          </table:table-cell>
          <table:table-cell table:style-name="Tabla6.H20" office:value-type="string">
            <text:p text:style-name="P56">FIN</text:p>
          </table:table-cell>
        </table:table-row>
        <table:table-row table:style-name="Tabla6.1">
          <table:table-cell table:style-name="Tabla6.A4" table:number-rows-spanned="2" office:value-type="string">
            <text:p text:style-name="P36">Identificar els components bàsics d’aparells elèctrics.</text:p>
            <text:p text:style-name="P36">Circuits elèctrics i els seus components.</text:p>
          </table:table-cell>
          <table:table-cell table:style-name="Tabla6.A4" table:number-rows-spanned="2" office:value-type="string">
            <text:p text:style-name="P41">6tCN.BL5.1 Explorar i classificar els elements de joguets/aparells elèctrics a través del seu muntatge i/o desmuntatge, per a descriure els principis bàsics de funcionament i la seua utilitat.</text:p>
          </table:table-cell>
          <table:table-cell table:style-name="Tabla6.A4" office:value-type="string">
            <text:p text:style-name="P20"><text:span text:style-name="T13">6tCN.BL5.1.1 Classifica els</text:span><text:span text:style-name="T14"> components bàsics de joguets/aparells elèctrics</text:span><text:span text:style-name="T13"> a través del seu muntatge <text:s/>i/o desmuntatge.</text:span></text:p>
          </table:table-cell>
          <table:table-cell table:style-name="Tabla6.A4" office:value-type="string">
            <text:p text:style-name="P58">CMCT</text:p>
            <text:p text:style-name="P58">CSC</text:p>
            <text:p text:style-name="P58"/>
          </table:table-cell>
          <table:table-cell table:style-name="Tabla6.A4" office:value-type="string">
            <text:p text:style-name="P58"/>
          </table:table-cell>
          <table:table-cell table:style-name="Tabla6.A4" office:value-type="string">
            <text:p text:style-name="P58"/>
          </table:table-cell>
          <table:table-cell table:style-name="Tabla6.A4" office:value-type="string">
            <text:p text:style-name="P58"/>
          </table:table-cell>
          <table:table-cell table:style-name="Tabla6.H4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44" office:value-type="string">
            <text:p text:style-name="P20"><text:span text:style-name="T13">6tCN.BL5.1.2 Descriu els </text:span><text:span text:style-name="T15">principis bàsics de funcionament i la utilitat dels circuits elèctrics.</text:span></text:p>
          </table:table-cell>
          <table:table-cell table:style-name="Tabla6.D44" office:value-type="string">
            <text:p text:style-name="P58">CMCT</text:p>
            <text:p text:style-name="P58">CD</text:p>
          </table:table-cell>
          <table:table-cell table:style-name="Tabla6.E44" office:value-type="string">
            <text:p text:style-name="P58"/>
          </table:table-cell>
          <table:table-cell table:style-name="Tabla6.F44" office:value-type="string">
            <text:p text:style-name="P58"/>
          </table:table-cell>
          <table:table-cell table:style-name="Tabla6.G44" office:value-type="string">
            <text:p text:style-name="P58"/>
          </table:table-cell>
          <table:table-cell table:style-name="Tabla6.H44" office:value-type="string">
            <text:p text:style-name="P58"/>
          </table:table-cell>
        </table:table-row>
        <table:table-row table:style-name="Tabla6.1">
          <table:table-cell table:style-name="Tabla6.A46" table:number-rows-spanned="2" office:value-type="string">
            <text:p text:style-name="P62">Corrioles i plans inclinats; màquines amb operadors combinats.</text:p>
          </table:table-cell>
          <table:table-cell table:style-name="Tabla6.B46" table:number-rows-spanned="2" office:value-type="string">
            <text:p text:style-name="P50">6tCN.BL5.2 Realitzar experiències senzilles amb corrioles, explicar els resultats i actuar segons les instruccions i normes de seguretat.</text:p>
          </table:table-cell>
          <table:table-cell table:style-name="Tabla6.C45" office:value-type="string">
            <text:p text:style-name="P20"><text:span text:style-name="T13">6tCN.BL5.2.1 Proporciona informació sobre la realització d'experiències senzilles amb màquines amb operadors combinats (</text:span><text:span text:style-name="T15">corrioles</text:span><text:span text:style-name="T19"> i plans inclinats</text:span><text:span text:style-name="T26">) </text:span><text:span text:style-name="T20">i avalua</text:span><text:span text:style-name="T26">,</text:span><text:span text:style-name="T30"> </text:span><text:span text:style-name="T32">amb ajuda de guies</text:span><text:span text:style-name="T34">,</text:span><text:span text:style-name="T30"> els resultats obtinguts.</text:span></text:p>
          </table:table-cell>
          <table:table-cell table:style-name="Tabla6.D45" office:value-type="string">
            <text:p text:style-name="P58">CMCT</text:p>
            <text:p text:style-name="P58">SIEE</text:p>
          </table:table-cell>
          <table:table-cell table:style-name="Tabla6.E45" office:value-type="string">
            <text:p text:style-name="P58"/>
          </table:table-cell>
          <table:table-cell table:style-name="Tabla6.F45" office:value-type="string">
            <text:p text:style-name="P58"/>
          </table:table-cell>
          <table:table-cell table:style-name="Tabla6.G45" office:value-type="string">
            <text:p text:style-name="P58"/>
          </table:table-cell>
          <table:table-cell table:style-name="Tabla6.H45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46" office:value-type="string">
            <text:p text:style-name="P20"><text:span text:style-name="T13">6tCN.BL5.2.2 Seguix les instruccions i les normes de seguretat quan realitza experiències amb </text:span><text:span text:style-name="T15">corrioles</text:span><text:span text:style-name="T14"> i plans inclinats.</text:span></text:p>
          </table:table-cell>
          <table:table-cell table:style-name="Tabla6.D46" office:value-type="string">
            <text:p text:style-name="P58">SIEE</text:p>
            <text:p text:style-name="P58">CSC</text:p>
          </table:table-cell>
          <table:table-cell table:style-name="Tabla6.E46" office:value-type="string">
            <text:p text:style-name="P58"/>
          </table:table-cell>
          <table:table-cell table:style-name="Tabla6.F46" office:value-type="string">
            <text:p text:style-name="P58"/>
          </table:table-cell>
          <table:table-cell table:style-name="Tabla6.G46" office:value-type="string">
            <text:p text:style-name="P58"/>
          </table:table-cell>
          <table:table-cell table:style-name="Tabla6.H46" office:value-type="string">
            <text:p text:style-name="P58"/>
          </table:table-cell>
        </table:table-row>
        <table:table-row table:style-name="Tabla6.1">
          <table:table-cell table:style-name="Tabla6.A49" table:number-rows-spanned="3" office:value-type="string">
            <text:p text:style-name="P37">Planificació, disseny i muntatge d’un circuit elèctric i d’un electroimant.</text:p>
            <text:p text:style-name="P38"><text:soft-page-break/>La relació entre l’electricitat i el magnetisme.</text:p>
            <text:p text:style-name="P38">Conductors i aïllants.</text:p>
            <text:p text:style-name="P38">Electricitat: el corrent elèctric. Electroimant. </text:p>
            <text:p text:style-name="P37">Efectes de l’electricitat.</text:p>
          </table:table-cell>
          <table:table-cell table:style-name="Tabla6.B49" table:number-rows-spanned="3" office:value-type="string">
            <text:p text:style-name="P50">6tCN.BL5.3 Planificar el disseny i realitzar el muntatge d'un circuit elèctric per a identificar els seus elements, explicar <text:soft-page-break/>alguns efectes de l'electricitat i la relació entre electricitat i magnetisme, proporcionar informació sobre quines estratègies han emprat i avaluar el resultat.</text:p>
          </table:table-cell>
          <table:table-cell table:style-name="Tabla6.C47" office:value-type="string">
            <text:p text:style-name="P20"><text:span text:style-name="T13">6tCN.BL5.3.1 Construïx, dissenyant-ho prèviament, un </text:span><text:span text:style-name="T15">circuit</text:span><text:span text:style-name="T14"> elèctric.</text:span></text:p>
          </table:table-cell>
          <table:table-cell table:style-name="Tabla6.D47" office:value-type="string">
            <text:p text:style-name="P58">CMCT</text:p>
            <text:p text:style-name="P58">SIEE</text:p>
          </table:table-cell>
          <table:table-cell table:style-name="Tabla6.E47" office:value-type="string">
            <text:p text:style-name="P58"/>
          </table:table-cell>
          <table:table-cell table:style-name="Tabla6.F47" office:value-type="string">
            <text:p text:style-name="P58"/>
          </table:table-cell>
          <table:table-cell table:style-name="Tabla6.G47" office:value-type="string">
            <text:p text:style-name="P58"/>
          </table:table-cell>
          <table:table-cell table:style-name="Tabla6.H47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48" office:value-type="string">
            <text:p text:style-name="P20"><text:span text:style-name="T30">6tCN.BL5.3.2 </text:span><text:span text:style-name="T27">Proporciona informació </text:span><text:soft-page-break/><text:span text:style-name="T27">sobre les estratègies emprades per a la </text:span><text:span text:style-name="T21">construcció de circuits elèctrics</text:span><text:span text:style-name="T27"> i avalua, </text:span><text:span text:style-name="T33">amb ajuda de guies</text:span><text:span text:style-name="T35">,</text:span><text:span text:style-name="T27"> els resultats obtinguts.</text:span></text:p>
          </table:table-cell>
          <table:table-cell table:style-name="Tabla6.D48" office:value-type="string">
            <text:p text:style-name="P58">CMCT</text:p>
            <text:p text:style-name="P58"><text:soft-page-break/>SIEE</text:p>
          </table:table-cell>
          <table:table-cell table:style-name="Tabla6.E48" office:value-type="string">
            <text:p text:style-name="P58"/>
          </table:table-cell>
          <table:table-cell table:style-name="Tabla6.F48" office:value-type="string">
            <text:p text:style-name="P58"/>
          </table:table-cell>
          <table:table-cell table:style-name="Tabla6.G48" office:value-type="string">
            <text:p text:style-name="P58"/>
          </table:table-cell>
          <table:table-cell table:style-name="Tabla6.H48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49" office:value-type="string">
            <text:p text:style-name="P47"><text:span text:style-name="T13">6tCN.BL5.3.3 Identifica els elements dels circuits elèctrics i descriu alguns </text:span><text:span text:style-name="T15">efectes</text:span><text:span text:style-name="T14"> de l'electricitat i la relació entre electricitat i magnetisme.</text:span></text:p>
          </table:table-cell>
          <table:table-cell table:style-name="Tabla6.D49" office:value-type="string">
            <text:p text:style-name="P58">CMCT</text:p>
            <text:p text:style-name="P58"/>
          </table:table-cell>
          <table:table-cell table:style-name="Tabla6.E49" office:value-type="string">
            <text:p text:style-name="P58"/>
          </table:table-cell>
          <table:table-cell table:style-name="Tabla6.F49" office:value-type="string">
            <text:p text:style-name="P58"/>
          </table:table-cell>
          <table:table-cell table:style-name="Tabla6.G49" office:value-type="string">
            <text:p text:style-name="P58"/>
          </table:table-cell>
          <table:table-cell table:style-name="Tabla6.H49" office:value-type="string">
            <text:p text:style-name="P58"/>
          </table:table-cell>
        </table:table-row>
        <table:table-row table:style-name="Tabla6.1">
          <table:table-cell table:style-name="Tabla6.A51" table:number-rows-spanned="2" office:value-type="string">
            <text:p text:style-name="P39">La ciència: present i futur de la societat. La presència de la ciència i la tecnologia en la societat, en l’escola, en la llar, en el treball, en la cultura i l’oci. </text:p>
            <text:p text:style-name="P43"><text:span text:style-name="T51">Beneficis i riscos de la tecnologia i productes. Prevenció</text:span><text:span text:style-name="T37"> d’amenaces de seguretat en l’ús de les TIC utilitzant estratègies bàsiques de seguretat.</text:span></text:p>
            <text:p text:style-name="P40">Descobriments i invents relacionats amb l’electricitat i el magnetisme que han fet avançar la humanitat.</text:p>
            <text:p text:style-name="P40">Investigadors, inventors o científics relacionats amb descobriments i invents relacionats amb l’electricitat i el magnetisme.</text:p>
            <text:p text:style-name="P40">Avanços de la ciència que milloren la vida en general.</text:p>
            <text:p text:style-name="P39">Expressió raonada sobre determinats avanços.</text:p>
          </table:table-cell>
          <table:table-cell table:style-name="Tabla6.B51" table:number-rows-spanned="2" office:value-type="string">
            <text:p text:style-name="P50">6tCN.BL5.4 Qüestionar i debatre sobre la importància de la tecnologia en la vida quotidiana, sobre alguns dels grans descobriments i invents de la humanitat relacionats amb l'electricitat i el magnetisme i sobre alguns avanços de la ciència que milloren la vida, reconéixer la seua contribució a les necessitats humanes i contrastar eixa reflexió amb companys i companyes.</text:p>
          </table:table-cell>
          <table:table-cell table:style-name="Tabla6.C50" office:value-type="string">
            <text:p text:style-name="P20"><text:span text:style-name="T13">6tCN.BL5.4.1 Participa activament en debats sobre la importància </text:span><text:span text:style-name="T15">d'alguns</text:span><text:span text:style-name="T14"> dels grans descobriments i invents de la humanitat relacionats amb l'electricitat i el magnetisme exposant i reformulant les seues opinions.</text:span></text:p>
          </table:table-cell>
          <table:table-cell table:style-name="Tabla6.D50" office:value-type="string">
            <text:p text:style-name="P58">CMCT</text:p>
            <text:p text:style-name="P58">CSC</text:p>
          </table:table-cell>
          <table:table-cell table:style-name="Tabla6.E50" office:value-type="string">
            <text:p text:style-name="P58"/>
          </table:table-cell>
          <table:table-cell table:style-name="Tabla6.F50" office:value-type="string">
            <text:p text:style-name="P58"/>
          </table:table-cell>
          <table:table-cell table:style-name="Tabla6.G50" office:value-type="string">
            <text:p text:style-name="P58"/>
          </table:table-cell>
          <table:table-cell table:style-name="Tabla6.H50" office:value-type="string">
            <text:p text:style-name="P58"/>
          </table:table-cell>
        </table:table-row>
        <table:table-row table:style-name="Tabla6.1">
          <table:covered-table-cell/>
          <table:covered-table-cell/>
          <table:table-cell table:style-name="Tabla6.C51" office:value-type="string">
            <text:p text:style-name="P20"><text:span text:style-name="T13">6tCN.BL5.4.2 Reconeix els beneficis i els riscos d'alguns avanços de la ciència, </text:span><text:span text:style-name="T15">que milloren la vida i la seua contribució a les necessitats humanes.</text:span></text:p>
          </table:table-cell>
          <table:table-cell table:style-name="Tabla6.D51" office:value-type="string">
            <text:p text:style-name="P58">CMCT</text:p>
            <text:p text:style-name="P58">CSC</text:p>
          </table:table-cell>
          <table:table-cell table:style-name="Tabla6.E51" office:value-type="string">
            <text:p text:style-name="P58"/>
          </table:table-cell>
          <table:table-cell table:style-name="Tabla6.F51" office:value-type="string">
            <text:p text:style-name="P58"/>
          </table:table-cell>
          <table:table-cell table:style-name="Tabla6.G51" office:value-type="string">
            <text:p text:style-name="P58"/>
          </table:table-cell>
          <table:table-cell table:style-name="Tabla6.H51" office:value-type="string">
            <text:p text:style-name="P58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2" svg:font-family="SimSun" style:font-family-generic="roman"/>
    <style:font-face style:name="Calibri1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fo:font-weight="bold" style:letter-kerning="true" style:font-name-asian="Calibri3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1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1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style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style:font-name="Calibri2" fo:font-family="Calibri" style:font-family-generic="roman" style:font-pitch="variable" fo:font-size="9pt" fo:language="es" fo:country="ES" style:font-name-asian="Calibri3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style:contextual-spacing="false" fo:text-align="center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style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WW-Cuerpo_20_de_20_texto" style:display-name="WW-Cuerpo de texto" style:family="paragraph" style:parent-style-name="Standard">
      <style:paragraph-properties fo:margin-top="0cm" fo:margin-bottom="0.212cm" style:contextual-spacing="false" fo:line-height="120%"/>
      <style:text-properties style:font-name="Times New Roman" fo:font-family="'Times New Roman'" style:font-family-generic="roman" style:font-pitch="variable" style:font-name-asian="SimSun2" style:font-family-asian="SimSun" style:font-family-generic-asian="roman" style:font-name-complex="Times New Roman" style:font-family-complex="'Times New Roman'" style:font-family-generic-complex="roman" style:font-pitch-complex="variable"/>
    </style:style>
    <style:style style:name="WW-Cuerpo_20_de_20_texto1" style:display-name="WW-Cuerpo de texto1" style:family="paragraph" style:parent-style-name="Standard">
      <style:paragraph-properties fo:margin-top="0cm" fo:margin-bottom="0.212cm" style:contextual-spacing="false" fo:line-height="120%"/>
      <style:text-properties style:font-name="Times New Roman" fo:font-family="'Times New Roman'" style:font-family-generic="roman" style:font-pitch="variable" style:letter-kerning="true" style:font-name-asian="SimSun2" style:font-family-asian="SimSun" style:font-family-generic-asian="roman" style:font-name-complex="Times New Roman" style:font-family-complex="'Times New Roman'" style:font-family-generic-complex="roman" style:font-pitch-complex="variable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2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83.7cm" fo:page-height="21.001cm" style:num-format="1" style:print-orientation="landscape" fo:margin-top="1.499cm" fo:margin-bottom="0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97.899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9.7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9.7cm" fo:page-height="21.001cm" style:num-format="1" style:print-orientation="landscape" fo:margin-top="1.499cm" fo:margin-bottom="0.7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7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6-08-03T13:24:18.135281780</dc:date>
    <meta:editing-cycles>211</meta:editing-cycles>
    <meta:editing-duration>P1DT12H45M12S</meta:editing-duration>
    <meta:generator>LibreOffice/4.2.8.2$Linux_X86_64 LibreOffice_project/420m0$Build-2</meta:generator>
    <meta:document-statistic meta:table-count="1" meta:image-count="0" meta:object-count="0" meta:page-count="7" meta:paragraph-count="269" meta:word-count="2586" meta:character-count="17498" meta:non-whitespace-character-count="15135"/>
  </office:meta>
</office:document-meta>
</file>